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he R Base Packag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doc/html/packages.html" xlink:type="simple"> </text:a> <text:a xlink:href="file:///C:/Program%20Files/R/R-4.2.0/doc/html/index.html" xlink:type="simple"> </text:a> 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Documentation for package ‘base’ version 4.2.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DESCRIPTION" xlink:type="simple">DESCRIPTION file</text:a>.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demo" xlink:type="simple">Code demos</text:a>. Use <text:a xlink:href="file:///C:/Program%20Files/R/R-4.2.0/library/utils/help/demo" xlink:type="simple">demo()</text:a> to run them.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Help Page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# " xlink:type="simple"> </text:a> <text:a xlink:href="#A" xlink:type="simple">A</text:a> <text:a xlink:href="#B" xlink:type="simple">B</text:a> <text:a xlink:href="#C" xlink:type="simple">C</text:a> <text:a xlink:href="#D" xlink:type="simple">D</text:a> <text:a xlink:href="#E" xlink:type="simple">E</text:a> <text:a xlink:href="#F" xlink:type="simple">F</text:a> <text:a xlink:href="#G" xlink:type="simple">G</text:a> <text:a xlink:href="#H" xlink:type="simple">H</text:a> <text:a xlink:href="#I" xlink:type="simple">I</text:a> <text:a xlink:href="#J" xlink:type="simple">J</text:a> <text:a xlink:href="#K" xlink:type="simple">K</text:a> <text:a xlink:href="#L" xlink:type="simple">L</text:a> <text:a xlink:href="#M" xlink:type="simple">M</text:a> <text:a xlink:href="#N" xlink:type="simple">N</text:a> <text:a xlink:href="#O" xlink:type="simple">O</text:a> <text:a xlink:href="#P" xlink:type="simple">P</text:a> <text:a xlink:href="#Q" xlink:type="simple">Q</text:a> <text:a xlink:href="#R" xlink:type="simple">R</text:a> <text:a xlink:href="#S" xlink:type="simple">S</text:a> <text:a xlink:href="#T" xlink:type="simple">T</text:a> <text:a xlink:href="#U" xlink:type="simple">U</text:a> <text:a xlink:href="#V" xlink:type="simple">V</text:a> <text:a xlink:href="#W" xlink:type="simple">W</text:a> <text:a xlink:href="#X" xlink:type="simple">X</text:a> <text:a xlink:href="#Z" xlink:type="simple">Z</text:a> <text:a xlink:href="#misc" xlink:type="simple">misc</text:a> 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se-package.html" xlink:type="simple">base-package</text:a></text:p>
          </table:table-cell>
          <table:table-cell office:value-type="string" calcext:value-type="string">
            <text:p>The R Base Pack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A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bbreviate.html" xlink:type="simple">abbreviate</text:a></text:p>
          </table:table-cell>
          <table:table-cell office:value-type="string" calcext:value-type="string">
            <text:p>Abbreviate Strings</text:p>
          </table:table-cell>
          <table:table-cell/>
          <table:table-cell table:formula="of:=GETURL(&quot;Sheet1.A21&quot;)" office:value-type="string" office:string-value="file:///C:/Program%20Files/R/R-4.2.0/library/base/html/abbreviate.html" calcext:value-type="string">
            <text:p>file:///C:/Program%20Files/R/R-4.2.0/library/base/html/abbreviat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MathFun.html" xlink:type="simple">abs</text:a></text:p>
          </table:table-cell>
          <table:table-cell office:value-type="string" calcext:value-type="string">
            <text:p>Miscellaneous Mathematical Functions</text:p>
          </table:table-cell>
          <table:table-cell/>
          <table:table-cell table:formula="of:=GETURL(CELL(&quot;Address&quot;;[.A22]))" office:value-type="string" office:string-value="file:///C:/Program%20Files/R/R-4.2.0/library/base/html/MathFun.html" calcext:value-type="string">
            <text:p>file:///C:/Program%20Files/R/R-4.2.0/library/base/html/MathFu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cos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23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acosh</text:a></text:p>
          </table:table-cell>
          <table:table-cell office:value-type="string" calcext:value-type="string">
            <text:p>Hyperbolic Functions</text:p>
          </table:table-cell>
          <table:table-cell/>
          <table:table-cell table:formula="of:=GETURL(CELL(&quot;Address&quot;;[.A24]))" office:value-type="string" office:string-value="file:///C:/Program%20Files/R/R-4.2.0/library/base/html/Hyperbolic.html" calcext:value-type="string">
            <text:p>file:///C:/Program%20Files/R/R-4.2.0/library/base/html/Hyperbolic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activeBindingFunction</text:a></text:p>
          </table:table-cell>
          <table:table-cell office:value-type="string" calcext:value-type="string">
            <text:p>Binding and Environment Locking, Active Bindings</text:p>
          </table:table-cell>
          <table:table-cell/>
          <table:table-cell table:formula="of:=GETURL(CELL(&quot;Address&quot;;[.A25]))" office:value-type="string" office:string-value="file:///C:/Program%20Files/R/R-4.2.0/library/base/html/bindenv.html" calcext:value-type="string">
            <text:p>file:///C:/Program%20Files/R/R-4.2.0/library/base/html/bindenv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addNA</text:a></text:p>
          </table:table-cell>
          <table:table-cell office:value-type="string" calcext:value-type="string">
            <text:p>Factors</text:p>
          </table:table-cell>
          <table:table-cell/>
          <table:table-cell table:formula="of:=GETURL(CELL(&quot;Address&quot;;[.A26]))" office:value-type="string" office:string-value="file:///C:/Program%20Files/R/R-4.2.0/library/base/html/factor.html" calcext:value-type="string">
            <text:p>file:///C:/Program%20Files/R/R-4.2.0/library/base/html/facto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askCallback.html" xlink:type="simple">addTaskCallback</text:a></text:p>
          </table:table-cell>
          <table:table-cell office:value-type="string" calcext:value-type="string">
            <text:p>Add or Remove a Top-Level Task Callback</text:p>
          </table:table-cell>
          <table:table-cell/>
          <table:table-cell table:formula="of:=GETURL(CELL(&quot;Address&quot;;[.A27]))" office:value-type="string" office:string-value="file:///C:/Program%20Files/R/R-4.2.0/library/base/html/taskCallback.html" calcext:value-type="string">
            <text:p>file:///C:/Program%20Files/R/R-4.2.0/library/base/html/taskCallback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grep.html" xlink:type="simple">agrep</text:a></text:p>
          </table:table-cell>
          <table:table-cell office:value-type="string" calcext:value-type="string">
            <text:p>Approximate String Matching (Fuzzy Matching)</text:p>
          </table:table-cell>
          <table:table-cell/>
          <table:table-cell table:formula="of:=GETURL(CELL(&quot;Address&quot;;[.A28]))" office:value-type="string" office:string-value="file:///C:/Program%20Files/R/R-4.2.0/library/base/html/agrep.html" calcext:value-type="string">
            <text:p>file:///C:/Program%20Files/R/R-4.2.0/library/base/html/agrep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grep.html" xlink:type="simple">agrepl</text:a></text:p>
          </table:table-cell>
          <table:table-cell office:value-type="string" calcext:value-type="string">
            <text:p>Approximate String Matching (Fuzzy Matching)</text:p>
          </table:table-cell>
          <table:table-cell/>
          <table:table-cell table:formula="of:=GETURL(CELL(&quot;Address&quot;;[.A29]))" office:value-type="string" office:string-value="file:///C:/Program%20Files/R/R-4.2.0/library/base/html/agrep.html" calcext:value-type="string">
            <text:p>file:///C:/Program%20Files/R/R-4.2.0/library/base/html/agrep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alist</text:a></text:p>
          </table:table-cell>
          <table:table-cell office:value-type="string" calcext:value-type="string">
            <text:p>Lists - Generic and Dotted Pairs</text:p>
          </table:table-cell>
          <table:table-cell/>
          <table:table-cell table:formula="of:=GETURL(CELL(&quot;Address&quot;;[.A30]))" office:value-type="string" office:string-value="file:///C:/Program%20Files/R/R-4.2.0/library/base/html/list.html" calcext:value-type="string">
            <text:p>file:///C:/Program%20Files/R/R-4.2.0/library/base/html/lis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ll.html" xlink:type="simple">all</text:a></text:p>
          </table:table-cell>
          <table:table-cell office:value-type="string" calcext:value-type="string">
            <text:p>Are All Values True?</text:p>
          </table:table-cell>
          <table:table-cell/>
          <table:table-cell table:formula="of:=GETURL(CELL(&quot;Address&quot;;[.A31]))" office:value-type="string" office:string-value="file:///C:/Program%20Files/R/R-4.2.0/library/base/html/all.html" calcext:value-type="string">
            <text:p>file:///C:/Program%20Files/R/R-4.2.0/library/base/html/al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ll.equal.html" xlink:type="simple">all.equal</text:a></text:p>
          </table:table-cell>
          <table:table-cell office:value-type="string" calcext:value-type="string">
            <text:p>Test if Two Objects are (Nearly) Equal</text:p>
          </table:table-cell>
          <table:table-cell/>
          <table:table-cell table:formula="of:=GETURL(CELL(&quot;Address&quot;;[.A32]))" office:value-type="string" office:string-value="file:///C:/Program%20Files/R/R-4.2.0/library/base/html/all.equal.html" calcext:value-type="string">
            <text:p>file:///C:/Program%20Files/R/R-4.2.0/library/base/html/all.equa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llnames.html" xlink:type="simple">all.names</text:a></text:p>
          </table:table-cell>
          <table:table-cell office:value-type="string" calcext:value-type="string">
            <text:p>Find All Names in an Expression</text:p>
          </table:table-cell>
          <table:table-cell/>
          <table:table-cell table:formula="of:=GETURL(CELL(&quot;Address&quot;;[.A33]))" office:value-type="string" office:string-value="file:///C:/Program%20Files/R/R-4.2.0/library/base/html/allnames.html" calcext:value-type="string">
            <text:p>file:///C:/Program%20Files/R/R-4.2.0/library/base/html/allnam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llnames.html" xlink:type="simple">all.vars</text:a></text:p>
          </table:table-cell>
          <table:table-cell office:value-type="string" calcext:value-type="string">
            <text:p>Find All Names in an Expression</text:p>
          </table:table-cell>
          <table:table-cell/>
          <table:table-cell table:formula="of:=GETURL(CELL(&quot;Address&quot;;[.A34]))" office:value-type="string" office:string-value="file:///C:/Program%20Files/R/R-4.2.0/library/base/html/allnames.html" calcext:value-type="string">
            <text:p>file:///C:/Program%20Files/R/R-4.2.0/library/base/html/allnam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allowInterrupts</text:a></text:p>
          </table:table-cell>
          <table:table-cell office:value-type="string" calcext:value-type="string">
            <text:p>Condition Handling and Recovery</text:p>
          </table:table-cell>
          <table:table-cell/>
          <table:table-cell table:formula="of:=GETURL(CELL(&quot;Address&quot;;[.A35]))" office:value-type="string" office:string-value="file:///C:/Program%20Files/R/R-4.2.0/library/base/html/conditions.html" calcext:value-type="string">
            <text:p>file:///C:/Program%20Files/R/R-4.2.0/library/base/html/condition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ny.html" xlink:type="simple">any</text:a></text:p>
          </table:table-cell>
          <table:table-cell office:value-type="string" calcext:value-type="string">
            <text:p>Are Some Values True?</text:p>
          </table:table-cell>
          <table:table-cell/>
          <table:table-cell table:formula="of:=GETURL(CELL(&quot;Address&quot;;[.A36]))" office:value-type="string" office:string-value="file:///C:/Program%20Files/R/R-4.2.0/library/base/html/any.html" calcext:value-type="string">
            <text:p>file:///C:/Program%20Files/R/R-4.2.0/library/base/html/any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uplicated.html" xlink:type="simple">anyDuplicated</text:a></text:p>
          </table:table-cell>
          <table:table-cell office:value-type="string" calcext:value-type="string">
            <text:p>Determine Duplicate Elements</text:p>
          </table:table-cell>
          <table:table-cell/>
          <table:table-cell table:formula="of:=GETURL(CELL(&quot;Address&quot;;[.A37]))" office:value-type="string" office:string-value="file:///C:/Program%20Files/R/R-4.2.0/library/base/html/duplicated.html" calcext:value-type="string">
            <text:p>file:///C:/Program%20Files/R/R-4.2.0/library/base/html/duplicated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anyMissing</text:a></text:p>
          </table:table-cell>
          <table:table-cell office:value-type="string" calcext:value-type="string">
            <text:p>'Not Available' / Missing Values</text:p>
          </table:table-cell>
          <table:table-cell/>
          <table:table-cell table:formula="of:=GETURL(CELL(&quot;Address&quot;;[.A38]))" office:value-type="string" office:string-value="file:///C:/Program%20Files/R/R-4.2.0/library/base/html/NA.html" calcext:value-type="string">
            <text:p>file:///C:/Program%20Files/R/R-4.2.0/library/base/html/NA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anyNA</text:a></text:p>
          </table:table-cell>
          <table:table-cell office:value-type="string" calcext:value-type="string">
            <text:p>'Not Available' / Missing Values</text:p>
          </table:table-cell>
          <table:table-cell/>
          <table:table-cell table:formula="of:=GETURL(CELL(&quot;Address&quot;;[.A39]))" office:value-type="string" office:string-value="file:///C:/Program%20Files/R/R-4.2.0/library/base/html/NA.html" calcext:value-type="string">
            <text:p>file:///C:/Program%20Files/R/R-4.2.0/library/base/html/NA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nyNA.numeric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40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anyNA.POSIXlt</text:a></text:p>
          </table:table-cell>
          <table:table-cell office:value-type="string" calcext:value-type="string">
            <text:p>Date-Time Classes</text:p>
          </table:table-cell>
          <table:table-cell/>
          <table:table-cell table:formula="of:=GETURL(CELL(&quot;Address&quot;;[.A41]))" office:value-type="string" office:string-value="file:///C:/Program%20Files/R/R-4.2.0/library/base/html/DateTimeClasses.html" calcext:value-type="string">
            <text:p>file:///C:/Program%20Files/R/R-4.2.0/library/base/html/DateTimeClass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perm.html" xlink:type="simple">aperm</text:a></text:p>
          </table:table-cell>
          <table:table-cell office:value-type="string" calcext:value-type="string">
            <text:p>Array Transposition</text:p>
          </table:table-cell>
          <table:table-cell/>
          <table:table-cell table:formula="of:=GETURL(CELL(&quot;Address&quot;;[.A42]))" office:value-type="string" office:string-value="file:///C:/Program%20Files/R/R-4.2.0/library/base/html/aperm.html" calcext:value-type="string">
            <text:p>file:///C:/Program%20Files/R/R-4.2.0/library/base/html/aperm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ppend.html" xlink:type="simple">append</text:a></text:p>
          </table:table-cell>
          <table:table-cell office:value-type="string" calcext:value-type="string">
            <text:p>Vector Merging</text:p>
          </table:table-cell>
          <table:table-cell/>
          <table:table-cell table:formula="of:=GETURL(CELL(&quot;Address&quot;;[.A43]))" office:value-type="string" office:string-value="file:///C:/Program%20Files/R/R-4.2.0/library/base/html/append.html" calcext:value-type="string">
            <text:p>file:///C:/Program%20Files/R/R-4.2.0/library/base/html/append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pply.html" xlink:type="simple">apply</text:a></text:p>
          </table:table-cell>
          <table:table-cell office:value-type="string" calcext:value-type="string">
            <text:p>Apply Functions Over Array Margins</text:p>
          </table:table-cell>
          <table:table-cell/>
          <table:table-cell table:formula="of:=GETURL(CELL(&quot;Address&quot;;[.A44]))" office:value-type="string" office:string-value="file:///C:/Program%20Files/R/R-4.2.0/library/base/html/apply.html" calcext:value-type="string">
            <text:p>file:///C:/Program%20Files/R/R-4.2.0/library/base/html/apply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rccos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45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rcsin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46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rctan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47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Arg</text:a></text:p>
          </table:table-cell>
          <table:table-cell office:value-type="string" calcext:value-type="string">
            <text:p>Complex Numbers and Basic Functionality</text:p>
          </table:table-cell>
          <table:table-cell/>
          <table:table-cell table:formula="of:=GETURL(CELL(&quot;Address&quot;;[.A48]))" office:value-type="string" office:string-value="file:///C:/Program%20Files/R/R-4.2.0/library/base/html/complex.html" calcext:value-type="string">
            <text:p>file:///C:/Program%20Files/R/R-4.2.0/library/base/html/complex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rgs.html" xlink:type="simple">args</text:a></text:p>
          </table:table-cell>
          <table:table-cell office:value-type="string" calcext:value-type="string">
            <text:p>Argument List of a Function</text:p>
          </table:table-cell>
          <table:table-cell/>
          <table:table-cell table:formula="of:=GETURL(CELL(&quot;Address&quot;;[.A49]))" office:value-type="string" office:string-value="file:///C:/Program%20Files/R/R-4.2.0/library/base/html/args.html" calcext:value-type="string">
            <text:p>file:///C:/Program%20Files/R/R-4.2.0/library/base/html/arg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Arithmetic</text:a></text:p>
          </table:table-cell>
          <table:table-cell office:value-type="string" calcext:value-type="string">
            <text:p>Arithmetic Operators</text:p>
          </table:table-cell>
          <table:table-cell/>
          <table:table-cell table:formula="of:=GETURL(CELL(&quot;Address&quot;;[.A50]))" office:value-type="string" office:string-value="file:///C:/Program%20Files/R/R-4.2.0/library/base/html/Arithmetic.html" calcext:value-type="string">
            <text:p>file:///C:/Program%20Files/R/R-4.2.0/library/base/html/Arithmetic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rray.html" xlink:type="simple">array</text:a></text:p>
          </table:table-cell>
          <table:table-cell office:value-type="string" calcext:value-type="string">
            <text:p>Multi-way Arrays</text:p>
          </table:table-cell>
          <table:table-cell/>
          <table:table-cell table:formula="of:=GETURL(CELL(&quot;Address&quot;;[.A51]))" office:value-type="string" office:string-value="file:///C:/Program%20Files/R/R-4.2.0/library/base/html/array.html" calcext:value-type="string">
            <text:p>file:///C:/Program%20Files/R/R-4.2.0/library/base/html/array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which.html" xlink:type="simple">arrayInd</text:a></text:p>
          </table:table-cell>
          <table:table-cell office:value-type="string" calcext:value-type="string">
            <text:p>Which indices are TRUE?</text:p>
          </table:table-cell>
          <table:table-cell/>
          <table:table-cell table:formula="of:=GETURL(CELL(&quot;Address&quot;;[.A52]))" office:value-type="string" office:string-value="file:///C:/Program%20Files/R/R-4.2.0/library/base/html/which.html" calcext:value-type="string">
            <text:p>file:///C:/Program%20Files/R/R-4.2.0/library/base/html/which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rray.html" xlink:type="simple">as.array</text:a></text:p>
          </table:table-cell>
          <table:table-cell office:value-type="string" calcext:value-type="string">
            <text:p>Multi-way Arrays</text:p>
          </table:table-cell>
          <table:table-cell/>
          <table:table-cell table:formula="of:=GETURL(CELL(&quot;Address&quot;;[.A53]))" office:value-type="string" office:string-value="file:///C:/Program%20Files/R/R-4.2.0/library/base/html/array.html" calcext:value-type="string">
            <text:p>file:///C:/Program%20Files/R/R-4.2.0/library/base/html/array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all.html" xlink:type="simple">as.call</text:a></text:p>
          </table:table-cell>
          <table:table-cell office:value-type="string" calcext:value-type="string">
            <text:p>Function Calls</text:p>
          </table:table-cell>
          <table:table-cell/>
          <table:table-cell table:formula="of:=GETURL(CELL(&quot;Address&quot;;[.A54]))" office:value-type="string" office:string-value="file:///C:/Program%20Files/R/R-4.2.0/library/base/html/call.html" calcext:value-type="string">
            <text:p>file:///C:/Program%20Files/R/R-4.2.0/library/base/html/cal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haracter.html" xlink:type="simple">as.character</text:a></text:p>
          </table:table-cell>
          <table:table-cell office:value-type="string" calcext:value-type="string">
            <text:p>Character Vectors</text:p>
          </table:table-cell>
          <table:table-cell/>
          <table:table-cell table:formula="of:=GETURL(CELL(&quot;Address&quot;;[.A55]))" office:value-type="string" office:string-value="file:///C:/Program%20Files/R/R-4.2.0/library/base/html/character.html" calcext:value-type="string">
            <text:p>file:///C:/Program%20Files/R/R-4.2.0/library/base/html/characte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as.character.condition</text:a></text:p>
          </table:table-cell>
          <table:table-cell office:value-type="string" calcext:value-type="string">
            <text:p>Condition Handling and Recovery</text:p>
          </table:table-cell>
          <table:table-cell/>
          <table:table-cell table:formula="of:=GETURL(CELL(&quot;Address&quot;;[.A56]))" office:value-type="string" office:string-value="file:///C:/Program%20Files/R/R-4.2.0/library/base/html/conditions.html" calcext:value-type="string">
            <text:p>file:///C:/Program%20Files/R/R-4.2.0/library/base/html/condition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Date.html" xlink:type="simple">as.character.Date</text:a></text:p>
          </table:table-cell>
          <table:table-cell office:value-type="string" calcext:value-type="string">
            <text:p>Date Conversion Functions to and from Character</text:p>
          </table:table-cell>
          <table:table-cell/>
          <table:table-cell table:formula="of:=GETURL(CELL(&quot;Address&quot;;[.A57]))" office:value-type="string" office:string-value="file:///C:/Program%20Files/R/R-4.2.0/library/base/html/as.Date.html" calcext:value-type="string">
            <text:p>file:///C:/Program%20Files/R/R-4.2.0/library/base/html/as.Dat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as.character.hexmode</text:a></text:p>
          </table:table-cell>
          <table:table-cell office:value-type="string" calcext:value-type="string">
            <text:p>Integer Numbers Displayed in Hexadecimal</text:p>
          </table:table-cell>
          <table:table-cell/>
          <table:table-cell table:formula="of:=GETURL(CELL(&quot;Address&quot;;[.A58]))" office:value-type="string" office:string-value="file:///C:/Program%20Files/R/R-4.2.0/library/base/html/hexmode.html" calcext:value-type="string">
            <text:p>file:///C:/Program%20Files/R/R-4.2.0/library/base/html/hexmod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s.character.numeric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59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as.character.octmode</text:a></text:p>
          </table:table-cell>
          <table:table-cell office:value-type="string" calcext:value-type="string">
            <text:p>Integer Numbers Displayed in Octal</text:p>
          </table:table-cell>
          <table:table-cell/>
          <table:table-cell table:formula="of:=GETURL(CELL(&quot;Address&quot;;[.A60]))" office:value-type="string" office:string-value="file:///C:/Program%20Files/R/R-4.2.0/library/base/html/octmode.html" calcext:value-type="string">
            <text:p>file:///C:/Program%20Files/R/R-4.2.0/library/base/html/octmod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strptime.html" xlink:type="simple">as.character.POSIXt</text:a></text:p>
          </table:table-cell>
          <table:table-cell office:value-type="string" calcext:value-type="string">
            <text:p>Date-time Conversion Functions to and from Character</text:p>
          </table:table-cell>
          <table:table-cell/>
          <table:table-cell table:formula="of:=GETURL(CELL(&quot;Address&quot;;[.A61]))" office:value-type="string" office:string-value="file:///C:/Program%20Files/R/R-4.2.0/library/base/html/strptime.html" calcext:value-type="string">
            <text:p>file:///C:/Program%20Files/R/R-4.2.0/library/base/html/strpti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as.character.srcref</text:a></text:p>
          </table:table-cell>
          <table:table-cell office:value-type="string" calcext:value-type="string">
            <text:p>References to Source Files and Code</text:p>
          </table:table-cell>
          <table:table-cell/>
          <table:table-cell table:formula="of:=GETURL(CELL(&quot;Address&quot;;[.A62]))" office:value-type="string" office:string-value="file:///C:/Program%20Files/R/R-4.2.0/library/base/html/srcfile.html" calcext:value-type="string">
            <text:p>file:///C:/Program%20Files/R/R-4.2.0/library/base/html/srcfil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as.complex</text:a></text:p>
          </table:table-cell>
          <table:table-cell office:value-type="string" calcext:value-type="string">
            <text:p>Complex Numbers and Basic Functionality</text:p>
          </table:table-cell>
          <table:table-cell/>
          <table:table-cell table:formula="of:=GETURL(CELL(&quot;Address&quot;;[.A63]))" office:value-type="string" office:string-value="file:///C:/Program%20Files/R/R-4.2.0/library/base/html/complex.html" calcext:value-type="string">
            <text:p>file:///C:/Program%20Files/R/R-4.2.0/library/base/html/complex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data.frame.html" xlink:type="simple">as.data.frame</text:a></text:p>
          </table:table-cell>
          <table:table-cell office:value-type="string" calcext:value-type="string">
            <text:p>Coerce to a Data Frame</text:p>
          </table:table-cell>
          <table:table-cell/>
          <table:table-cell table:formula="of:=GETURL(CELL(&quot;Address&quot;;[.A64]))" office:value-type="string" office:string-value="file:///C:/Program%20Files/R/R-4.2.0/library/base/html/as.data.frame.html" calcext:value-type="string">
            <text:p>file:///C:/Program%20Files/R/R-4.2.0/library/base/html/as.data.fra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data.frame.html" xlink:type="simple">as.data.frame.AsIs</text:a></text:p>
          </table:table-cell>
          <table:table-cell office:value-type="string" calcext:value-type="string">
            <text:p>Coerce to a Data Frame</text:p>
          </table:table-cell>
          <table:table-cell/>
          <table:table-cell table:formula="of:=GETURL(CELL(&quot;Address&quot;;[.A65]))" office:value-type="string" office:string-value="file:///C:/Program%20Files/R/R-4.2.0/library/base/html/as.data.frame.html" calcext:value-type="string">
            <text:p>file:///C:/Program%20Files/R/R-4.2.0/library/base/html/as.data.fra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as.data.frame.Date</text:a></text:p>
          </table:table-cell>
          <table:table-cell office:value-type="string" calcext:value-type="string">
            <text:p>Date Class</text:p>
          </table:table-cell>
          <table:table-cell/>
          <table:table-cell table:formula="of:=GETURL(CELL(&quot;Address&quot;;[.A66]))" office:value-type="string" office:string-value="file:///C:/Program%20Files/R/R-4.2.0/library/base/html/Dates.html" calcext:value-type="string">
            <text:p>file:///C:/Program%20Files/R/R-4.2.0/library/base/html/Dat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s.data.frame.numeric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67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as.data.frame.POSIXct</text:a></text:p>
          </table:table-cell>
          <table:table-cell office:value-type="string" calcext:value-type="string">
            <text:p>Date-Time Classes</text:p>
          </table:table-cell>
          <table:table-cell/>
          <table:table-cell table:formula="of:=GETURL(CELL(&quot;Address&quot;;[.A68]))" office:value-type="string" office:string-value="file:///C:/Program%20Files/R/R-4.2.0/library/base/html/DateTimeClasses.html" calcext:value-type="string">
            <text:p>file:///C:/Program%20Files/R/R-4.2.0/library/base/html/DateTimeClass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as.data.frame.table</text:a></text:p>
          </table:table-cell>
          <table:table-cell office:value-type="string" calcext:value-type="string">
            <text:p>Cross Tabulation and Table Creation</text:p>
          </table:table-cell>
          <table:table-cell/>
          <table:table-cell table:formula="of:=GETURL(CELL(&quot;Address&quot;;[.A69]))" office:value-type="string" office:string-value="file:///C:/Program%20Files/R/R-4.2.0/library/base/html/table.html" calcext:value-type="string">
            <text:p>file:///C:/Program%20Files/R/R-4.2.0/library/base/html/tabl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Date.html" xlink:type="simple">as.Date</text:a></text:p>
          </table:table-cell>
          <table:table-cell office:value-type="string" calcext:value-type="string">
            <text:p>Date Conversion Functions to and from Character</text:p>
          </table:table-cell>
          <table:table-cell/>
          <table:table-cell table:formula="of:=GETURL(CELL(&quot;Address&quot;;[.A70]))" office:value-type="string" office:string-value="file:///C:/Program%20Files/R/R-4.2.0/library/base/html/as.Date.html" calcext:value-type="string">
            <text:p>file:///C:/Program%20Files/R/R-4.2.0/library/base/html/as.Dat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as.difftime</text:a></text:p>
          </table:table-cell>
          <table:table-cell office:value-type="string" calcext:value-type="string">
            <text:p>Time Intervals / Differences</text:p>
          </table:table-cell>
          <table:table-cell/>
          <table:table-cell table:formula="of:=GETURL(CELL(&quot;Address&quot;;[.A71]))" office:value-type="string" office:string-value="file:///C:/Program%20Files/R/R-4.2.0/library/base/html/difftime.html" calcext:value-type="string">
            <text:p>file:///C:/Program%20Files/R/R-4.2.0/library/base/html/diffti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ouble.html" xlink:type="simple">as.double</text:a></text:p>
          </table:table-cell>
          <table:table-cell office:value-type="string" calcext:value-type="string">
            <text:p>Double-Precision Vectors</text:p>
          </table:table-cell>
          <table:table-cell/>
          <table:table-cell table:formula="of:=GETURL(CELL(&quot;Address&quot;;[.A72]))" office:value-type="string" office:string-value="file:///C:/Program%20Files/R/R-4.2.0/library/base/html/double.html" calcext:value-type="string">
            <text:p>file:///C:/Program%20Files/R/R-4.2.0/library/base/html/doubl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as.double.difftime</text:a></text:p>
          </table:table-cell>
          <table:table-cell office:value-type="string" calcext:value-type="string">
            <text:p>Time Intervals / Differences</text:p>
          </table:table-cell>
          <table:table-cell/>
          <table:table-cell table:formula="of:=GETURL(CELL(&quot;Address&quot;;[.A73]))" office:value-type="string" office:string-value="file:///C:/Program%20Files/R/R-4.2.0/library/base/html/difftime.html" calcext:value-type="string">
            <text:p>file:///C:/Program%20Files/R/R-4.2.0/library/base/html/diffti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POSIXlt.html" xlink:type="simple">as.double.POSIXlt</text:a></text:p>
          </table:table-cell>
          <table:table-cell office:value-type="string" calcext:value-type="string">
            <text:p>Date-time Conversion Functions</text:p>
          </table:table-cell>
          <table:table-cell/>
          <table:table-cell table:formula="of:=GETURL(CELL(&quot;Address&quot;;[.A74]))" office:value-type="string" office:string-value="file:///C:/Program%20Files/R/R-4.2.0/library/base/html/as.POSIXlt.html" calcext:value-type="string">
            <text:p>file:///C:/Program%20Files/R/R-4.2.0/library/base/html/as.POSIXl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environment.html" xlink:type="simple">as.environment</text:a></text:p>
          </table:table-cell>
          <table:table-cell office:value-type="string" calcext:value-type="string">
            <text:p>Coerce to an Environment Object</text:p>
          </table:table-cell>
          <table:table-cell/>
          <table:table-cell table:formula="of:=GETURL(CELL(&quot;Address&quot;;[.A75]))" office:value-type="string" office:string-value="file:///C:/Program%20Files/R/R-4.2.0/library/base/html/as.environment.html" calcext:value-type="string">
            <text:p>file:///C:/Program%20Files/R/R-4.2.0/library/base/html/as.environmen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expression.html" xlink:type="simple">as.expression</text:a></text:p>
          </table:table-cell>
          <table:table-cell office:value-type="string" calcext:value-type="string">
            <text:p>Unevaluated Expressions</text:p>
          </table:table-cell>
          <table:table-cell/>
          <table:table-cell table:formula="of:=GETURL(CELL(&quot;Address&quot;;[.A76]))" office:value-type="string" office:string-value="file:///C:/Program%20Files/R/R-4.2.0/library/base/html/expression.html" calcext:value-type="string">
            <text:p>file:///C:/Program%20Files/R/R-4.2.0/library/base/html/expres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as.factor</text:a></text:p>
          </table:table-cell>
          <table:table-cell office:value-type="string" calcext:value-type="string">
            <text:p>Factors</text:p>
          </table:table-cell>
          <table:table-cell/>
          <table:table-cell table:formula="of:=GETURL(CELL(&quot;Address&quot;;[.A77]))" office:value-type="string" office:string-value="file:///C:/Program%20Files/R/R-4.2.0/library/base/html/factor.html" calcext:value-type="string">
            <text:p>file:///C:/Program%20Files/R/R-4.2.0/library/base/html/facto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function.html" xlink:type="simple">as.function</text:a></text:p>
          </table:table-cell>
          <table:table-cell office:value-type="string" calcext:value-type="string">
            <text:p>Convert Object to Function</text:p>
          </table:table-cell>
          <table:table-cell/>
          <table:table-cell table:formula="of:=GETURL(CELL(&quot;Address&quot;;[.A78]))" office:value-type="string" office:string-value="file:///C:/Program%20Files/R/R-4.2.0/library/base/html/as.function.html" calcext:value-type="string">
            <text:p>file:///C:/Program%20Files/R/R-4.2.0/library/base/html/as.funct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as.hexmode</text:a></text:p>
          </table:table-cell>
          <table:table-cell office:value-type="string" calcext:value-type="string">
            <text:p>Integer Numbers Displayed in Hexadecimal</text:p>
          </table:table-cell>
          <table:table-cell/>
          <table:table-cell table:formula="of:=GETURL(CELL(&quot;Address&quot;;[.A79]))" office:value-type="string" office:string-value="file:///C:/Program%20Files/R/R-4.2.0/library/base/html/hexmode.html" calcext:value-type="string">
            <text:p>file:///C:/Program%20Files/R/R-4.2.0/library/base/html/hexmod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integer.html" xlink:type="simple">as.integer</text:a></text:p>
          </table:table-cell>
          <table:table-cell office:value-type="string" calcext:value-type="string">
            <text:p>Integer Vectors</text:p>
          </table:table-cell>
          <table:table-cell/>
          <table:table-cell table:formula="of:=GETURL(CELL(&quot;Address&quot;;[.A80]))" office:value-type="string" office:string-value="file:///C:/Program%20Files/R/R-4.2.0/library/base/html/integer.html" calcext:value-type="string">
            <text:p>file:///C:/Program%20Files/R/R-4.2.0/library/base/html/intege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as.list</text:a></text:p>
          </table:table-cell>
          <table:table-cell office:value-type="string" calcext:value-type="string">
            <text:p>Lists - Generic and Dotted Pairs</text:p>
          </table:table-cell>
          <table:table-cell/>
          <table:table-cell table:formula="of:=GETURL(CELL(&quot;Address&quot;;[.A81]))" office:value-type="string" office:string-value="file:///C:/Program%20Files/R/R-4.2.0/library/base/html/list.html" calcext:value-type="string">
            <text:p>file:///C:/Program%20Files/R/R-4.2.0/library/base/html/lis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as.list.Date</text:a></text:p>
          </table:table-cell>
          <table:table-cell office:value-type="string" calcext:value-type="string">
            <text:p>Date Class</text:p>
          </table:table-cell>
          <table:table-cell/>
          <table:table-cell table:formula="of:=GETURL(CELL(&quot;Address&quot;;[.A82]))" office:value-type="string" office:string-value="file:///C:/Program%20Files/R/R-4.2.0/library/base/html/Dates.html" calcext:value-type="string">
            <text:p>file:///C:/Program%20Files/R/R-4.2.0/library/base/html/Dat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as.list.difftime</text:a></text:p>
          </table:table-cell>
          <table:table-cell office:value-type="string" calcext:value-type="string">
            <text:p>Time Intervals / Differences</text:p>
          </table:table-cell>
          <table:table-cell/>
          <table:table-cell table:formula="of:=GETURL(CELL(&quot;Address&quot;;[.A83]))" office:value-type="string" office:string-value="file:///C:/Program%20Files/R/R-4.2.0/library/base/html/difftime.html" calcext:value-type="string">
            <text:p>file:///C:/Program%20Files/R/R-4.2.0/library/base/html/diffti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s.list.numeric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84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as.list.POSIXct</text:a></text:p>
          </table:table-cell>
          <table:table-cell office:value-type="string" calcext:value-type="string">
            <text:p>Date-Time Classes</text:p>
          </table:table-cell>
          <table:table-cell/>
          <table:table-cell table:formula="of:=GETURL(CELL(&quot;Address&quot;;[.A85]))" office:value-type="string" office:string-value="file:///C:/Program%20Files/R/R-4.2.0/library/base/html/DateTimeClasses.html" calcext:value-type="string">
            <text:p>file:///C:/Program%20Files/R/R-4.2.0/library/base/html/DateTimeClass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as.logical</text:a></text:p>
          </table:table-cell>
          <table:table-cell office:value-type="string" calcext:value-type="string">
            <text:p>Logical Vectors</text:p>
          </table:table-cell>
          <table:table-cell/>
          <table:table-cell table:formula="of:=GETURL(CELL(&quot;Address&quot;;[.A86]))" office:value-type="string" office:string-value="file:///C:/Program%20Files/R/R-4.2.0/library/base/html/logical.html" calcext:value-type="string">
            <text:p>file:///C:/Program%20Files/R/R-4.2.0/library/base/html/logica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matrix.html" xlink:type="simple">as.matrix</text:a></text:p>
          </table:table-cell>
          <table:table-cell office:value-type="string" calcext:value-type="string">
            <text:p>Matrices</text:p>
          </table:table-cell>
          <table:table-cell/>
          <table:table-cell table:formula="of:=GETURL(CELL(&quot;Address&quot;;[.A87]))" office:value-type="string" office:string-value="file:///C:/Program%20Files/R/R-4.2.0/library/base/html/matrix.html" calcext:value-type="string">
            <text:p>file:///C:/Program%20Files/R/R-4.2.0/library/base/html/matrix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oquote.html" xlink:type="simple">as.matrix.noquote</text:a></text:p>
          </table:table-cell>
          <table:table-cell office:value-type="string" calcext:value-type="string">
            <text:p>Class for 'no quote' Printing of Character Strings</text:p>
          </table:table-cell>
          <table:table-cell/>
          <table:table-cell table:formula="of:=GETURL(CELL(&quot;Address&quot;;[.A88]))" office:value-type="string" office:string-value="file:///C:/Program%20Files/R/R-4.2.0/library/base/html/noquote.html" calcext:value-type="string">
            <text:p>file:///C:/Program%20Files/R/R-4.2.0/library/base/html/noquot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as.matrix.POSIXlt</text:a></text:p>
          </table:table-cell>
          <table:table-cell office:value-type="string" calcext:value-type="string">
            <text:p>Date-Time Classes</text:p>
          </table:table-cell>
          <table:table-cell/>
          <table:table-cell table:formula="of:=GETURL(CELL(&quot;Address&quot;;[.A89]))" office:value-type="string" office:string-value="file:///C:/Program%20Files/R/R-4.2.0/library/base/html/DateTimeClasses.html" calcext:value-type="string">
            <text:p>file:///C:/Program%20Files/R/R-4.2.0/library/base/html/DateTimeClass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ame.html" xlink:type="simple">as.name</text:a></text:p>
          </table:table-cell>
          <table:table-cell office:value-type="string" calcext:value-type="string">
            <text:p>Names and Symbols</text:p>
          </table:table-cell>
          <table:table-cell/>
          <table:table-cell table:formula="of:=GETURL(CELL(&quot;Address&quot;;[.A90]))" office:value-type="string" office:string-value="file:///C:/Program%20Files/R/R-4.2.0/library/base/html/name.html" calcext:value-type="string">
            <text:p>file:///C:/Program%20Files/R/R-4.2.0/library/base/html/na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LL.html" xlink:type="simple">as.null</text:a></text:p>
          </table:table-cell>
          <table:table-cell office:value-type="string" calcext:value-type="string">
            <text:p>The Null Object</text:p>
          </table:table-cell>
          <table:table-cell/>
          <table:table-cell table:formula="of:=GETURL(CELL(&quot;Address&quot;;[.A91]))" office:value-type="string" office:string-value="file:///C:/Program%20Files/R/R-4.2.0/library/base/html/NULL.html" calcext:value-type="string">
            <text:p>file:///C:/Program%20Files/R/R-4.2.0/library/base/html/NUL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.html" xlink:type="simple">as.numeric</text:a></text:p>
          </table:table-cell>
          <table:table-cell office:value-type="string" calcext:value-type="string">
            <text:p>Numeric Vectors</text:p>
          </table:table-cell>
          <table:table-cell/>
          <table:table-cell table:formula="of:=GETURL(CELL(&quot;Address&quot;;[.A92]))" office:value-type="string" office:string-value="file:///C:/Program%20Files/R/R-4.2.0/library/base/html/numeric.html" calcext:value-type="string">
            <text:p>file:///C:/Program%20Files/R/R-4.2.0/library/base/html/numeric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s.numeric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93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as.octmode</text:a></text:p>
          </table:table-cell>
          <table:table-cell office:value-type="string" calcext:value-type="string">
            <text:p>Integer Numbers Displayed in Octal</text:p>
          </table:table-cell>
          <table:table-cell/>
          <table:table-cell table:formula="of:=GETURL(CELL(&quot;Address&quot;;[.A94]))" office:value-type="string" office:string-value="file:///C:/Program%20Files/R/R-4.2.0/library/base/html/octmode.html" calcext:value-type="string">
            <text:p>file:///C:/Program%20Files/R/R-4.2.0/library/base/html/octmod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as.ordered</text:a></text:p>
          </table:table-cell>
          <table:table-cell office:value-type="string" calcext:value-type="string">
            <text:p>Factors</text:p>
          </table:table-cell>
          <table:table-cell/>
          <table:table-cell table:formula="of:=GETURL(CELL(&quot;Address&quot;;[.A95]))" office:value-type="string" office:string-value="file:///C:/Program%20Files/R/R-4.2.0/library/base/html/factor.html" calcext:value-type="string">
            <text:p>file:///C:/Program%20Files/R/R-4.2.0/library/base/html/facto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as.package_version</text:a></text:p>
          </table:table-cell>
          <table:table-cell office:value-type="string" calcext:value-type="string">
            <text:p>Numeric Versions</text:p>
          </table:table-cell>
          <table:table-cell/>
          <table:table-cell table:formula="of:=GETURL(CELL(&quot;Address&quot;;[.A96]))" office:value-type="string" office:string-value="file:///C:/Program%20Files/R/R-4.2.0/library/base/html/numeric_version.html" calcext:value-type="string">
            <text:p>file:///C:/Program%20Files/R/R-4.2.0/library/base/html/numeric_versio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as.pairlist</text:a></text:p>
          </table:table-cell>
          <table:table-cell office:value-type="string" calcext:value-type="string">
            <text:p>Lists - Generic and Dotted Pairs</text:p>
          </table:table-cell>
          <table:table-cell/>
          <table:table-cell table:formula="of:=GETURL(CELL(&quot;Address&quot;;[.A97]))" office:value-type="string" office:string-value="file:///C:/Program%20Files/R/R-4.2.0/library/base/html/list.html" calcext:value-type="string">
            <text:p>file:///C:/Program%20Files/R/R-4.2.0/library/base/html/lis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POSIXlt.html" xlink:type="simple">as.POSIXct</text:a></text:p>
          </table:table-cell>
          <table:table-cell office:value-type="string" calcext:value-type="string">
            <text:p>Date-time Conversion Functions</text:p>
          </table:table-cell>
          <table:table-cell/>
          <table:table-cell table:formula="of:=GETURL(CELL(&quot;Address&quot;;[.A98]))" office:value-type="string" office:string-value="file:///C:/Program%20Files/R/R-4.2.0/library/base/html/as.POSIXlt.html" calcext:value-type="string">
            <text:p>file:///C:/Program%20Files/R/R-4.2.0/library/base/html/as.POSIXl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.POSIXlt.html" xlink:type="simple">as.POSIXlt</text:a></text:p>
          </table:table-cell>
          <table:table-cell office:value-type="string" calcext:value-type="string">
            <text:p>Date-time Conversion Functions</text:p>
          </table:table-cell>
          <table:table-cell/>
          <table:table-cell table:formula="of:=GETURL(CELL(&quot;Address&quot;;[.A99]))" office:value-type="string" office:string-value="file:///C:/Program%20Files/R/R-4.2.0/library/base/html/as.POSIXlt.html" calcext:value-type="string">
            <text:p>file:///C:/Program%20Files/R/R-4.2.0/library/base/html/as.POSIXl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as.qr</text:a></text:p>
          </table:table-cell>
          <table:table-cell office:value-type="string" calcext:value-type="string">
            <text:p>The QR Decomposition of a Matrix</text:p>
          </table:table-cell>
          <table:table-cell/>
          <table:table-cell table:formula="of:=GETURL(CELL(&quot;Address&quot;;[.A100]))" office:value-type="string" office:string-value="file:///C:/Program%20Files/R/R-4.2.0/library/base/html/qr.html" calcext:value-type="string">
            <text:p>file:///C:/Program%20Files/R/R-4.2.0/library/base/html/q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raw.html" xlink:type="simple">as.raw</text:a></text:p>
          </table:table-cell>
          <table:table-cell office:value-type="string" calcext:value-type="string">
            <text:p>Raw Vectors</text:p>
          </table:table-cell>
          <table:table-cell/>
          <table:table-cell table:formula="of:=GETURL(CELL(&quot;Address&quot;;[.A101]))" office:value-type="string" office:string-value="file:///C:/Program%20Files/R/R-4.2.0/library/base/html/raw.html" calcext:value-type="string">
            <text:p>file:///C:/Program%20Files/R/R-4.2.0/library/base/html/raw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double.html" xlink:type="simple">as.single</text:a></text:p>
          </table:table-cell>
          <table:table-cell office:value-type="string" calcext:value-type="string">
            <text:p>Double-Precision Vectors</text:p>
          </table:table-cell>
          <table:table-cell/>
          <table:table-cell table:formula="of:=GETURL(CELL(&quot;Address&quot;;[.A102]))" office:value-type="string" office:string-value="file:///C:/Program%20Files/R/R-4.2.0/library/base/html/double.html" calcext:value-type="string">
            <text:p>file:///C:/Program%20Files/R/R-4.2.0/library/base/html/doubl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ame.html" xlink:type="simple">as.symbol</text:a></text:p>
          </table:table-cell>
          <table:table-cell office:value-type="string" calcext:value-type="string">
            <text:p>Names and Symbols</text:p>
          </table:table-cell>
          <table:table-cell/>
          <table:table-cell table:formula="of:=GETURL(CELL(&quot;Address&quot;;[.A103]))" office:value-type="string" office:string-value="file:///C:/Program%20Files/R/R-4.2.0/library/base/html/name.html" calcext:value-type="string">
            <text:p>file:///C:/Program%20Files/R/R-4.2.0/library/base/html/nam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as.table</text:a></text:p>
          </table:table-cell>
          <table:table-cell office:value-type="string" calcext:value-type="string">
            <text:p>Cross Tabulation and Table Creation</text:p>
          </table:table-cell>
          <table:table-cell/>
          <table:table-cell table:formula="of:=GETURL(CELL(&quot;Address&quot;;[.A104]))" office:value-type="string" office:string-value="file:///C:/Program%20Files/R/R-4.2.0/library/base/html/table.html" calcext:value-type="string">
            <text:p>file:///C:/Program%20Files/R/R-4.2.0/library/base/html/table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vector.html" xlink:type="simple">as.vector</text:a></text:p>
          </table:table-cell>
          <table:table-cell office:value-type="string" calcext:value-type="string">
            <text:p>Vectors - Creation, Coercion, etc</text:p>
          </table:table-cell>
          <table:table-cell/>
          <table:table-cell table:formula="of:=GETURL(CELL(&quot;Address&quot;;[.A105]))" office:value-type="string" office:string-value="file:///C:/Program%20Files/R/R-4.2.0/library/base/html/vector.html" calcext:value-type="string">
            <text:p>file:///C:/Program%20Files/R/R-4.2.0/library/base/html/vecto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sin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106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asinh</text:a></text:p>
          </table:table-cell>
          <table:table-cell office:value-type="string" calcext:value-type="string">
            <text:p>Hyperbolic Functions</text:p>
          </table:table-cell>
          <table:table-cell/>
          <table:table-cell table:formula="of:=GETURL(CELL(&quot;Address&quot;;[.A107]))" office:value-type="string" office:string-value="file:///C:/Program%20Files/R/R-4.2.0/library/base/html/Hyperbolic.html" calcext:value-type="string">
            <text:p>file:///C:/Program%20Files/R/R-4.2.0/library/base/html/Hyperbolic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Is.html" xlink:type="simple">AsIs</text:a></text:p>
          </table:table-cell>
          <table:table-cell office:value-type="string" calcext:value-type="string">
            <text:p>Inhibit Interpretation/Conversion of Objects</text:p>
          </table:table-cell>
          <table:table-cell/>
          <table:table-cell table:formula="of:=GETURL(CELL(&quot;Address&quot;;[.A108]))" office:value-type="string" office:string-value="file:///C:/Program%20Files/R/R-4.2.0/library/base/html/AsIs.html" calcext:value-type="string">
            <text:p>file:///C:/Program%20Files/R/R-4.2.0/library/base/html/AsI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plit.html" xlink:type="simple">asplit</text:a></text:p>
          </table:table-cell>
          <table:table-cell office:value-type="string" calcext:value-type="string">
            <text:p>Split Array/Matrix By Its Margins</text:p>
          </table:table-cell>
          <table:table-cell/>
          <table:table-cell table:formula="of:=GETURL(CELL(&quot;Address&quot;;[.A109]))" office:value-type="string" office:string-value="file:///C:/Program%20Files/R/R-4.2.0/library/base/html/asplit.html" calcext:value-type="string">
            <text:p>file:///C:/Program%20Files/R/R-4.2.0/library/base/html/asplit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isS4.html" xlink:type="simple">asS3</text:a></text:p>
          </table:table-cell>
          <table:table-cell office:value-type="string" calcext:value-type="string">
            <text:p>Test for an S4 object</text:p>
          </table:table-cell>
          <table:table-cell/>
          <table:table-cell table:formula="of:=GETURL(CELL(&quot;Address&quot;;[.A110]))" office:value-type="string" office:string-value="file:///C:/Program%20Files/R/R-4.2.0/library/base/html/isS4.html" calcext:value-type="string">
            <text:p>file:///C:/Program%20Files/R/R-4.2.0/library/base/html/isS4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isS4.html" xlink:type="simple">asS4</text:a></text:p>
          </table:table-cell>
          <table:table-cell office:value-type="string" calcext:value-type="string">
            <text:p>Test for an S4 object</text:p>
          </table:table-cell>
          <table:table-cell/>
          <table:table-cell table:formula="of:=GETURL(CELL(&quot;Address&quot;;[.A111]))" office:value-type="string" office:string-value="file:///C:/Program%20Files/R/R-4.2.0/library/base/html/isS4.html" calcext:value-type="string">
            <text:p>file:///C:/Program%20Files/R/R-4.2.0/library/base/html/isS4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sign.html" xlink:type="simple">assign</text:a></text:p>
          </table:table-cell>
          <table:table-cell office:value-type="string" calcext:value-type="string">
            <text:p>Assign a Value to a Name</text:p>
          </table:table-cell>
          <table:table-cell/>
          <table:table-cell table:formula="of:=GETURL(CELL(&quot;Address&quot;;[.A112]))" office:value-type="string" office:string-value="file:///C:/Program%20Files/R/R-4.2.0/library/base/html/assign.html" calcext:value-type="string">
            <text:p>file:///C:/Program%20Files/R/R-4.2.0/library/base/html/assign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assignOps</text:a></text:p>
          </table:table-cell>
          <table:table-cell office:value-type="string" calcext:value-type="string">
            <text:p>Assignment Operators</text:p>
          </table:table-cell>
          <table:table-cell/>
          <table:table-cell table:formula="of:=GETURL(CELL(&quot;Address&quot;;[.A113]))" office:value-type="string" office:string-value="file:///C:/Program%20Files/R/R-4.2.0/library/base/html/assignOps.html" calcext:value-type="string">
            <text:p>file:///C:/Program%20Files/R/R-4.2.0/library/base/html/assignOp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tan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114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atan2</text:a></text:p>
          </table:table-cell>
          <table:table-cell office:value-type="string" calcext:value-type="string">
            <text:p>Trigonometric Functions</text:p>
          </table:table-cell>
          <table:table-cell/>
          <table:table-cell table:formula="of:=GETURL(CELL(&quot;Address&quot;;[.A115]))" office:value-type="string" office:string-value="file:///C:/Program%20Files/R/R-4.2.0/library/base/html/Trig.html" calcext:value-type="string">
            <text:p>file:///C:/Program%20Files/R/R-4.2.0/library/base/html/Trig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atanh</text:a></text:p>
          </table:table-cell>
          <table:table-cell office:value-type="string" calcext:value-type="string">
            <text:p>Hyperbolic Functions</text:p>
          </table:table-cell>
          <table:table-cell/>
          <table:table-cell table:formula="of:=GETURL(CELL(&quot;Address&quot;;[.A116]))" office:value-type="string" office:string-value="file:///C:/Program%20Files/R/R-4.2.0/library/base/html/Hyperbolic.html" calcext:value-type="string">
            <text:p>file:///C:/Program%20Files/R/R-4.2.0/library/base/html/Hyperbolic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vector.html" xlink:type="simple">atomic</text:a></text:p>
          </table:table-cell>
          <table:table-cell office:value-type="string" calcext:value-type="string">
            <text:p>Vectors - Creation, Coercion, etc</text:p>
          </table:table-cell>
          <table:table-cell/>
          <table:table-cell table:formula="of:=GETURL(CELL(&quot;Address&quot;;[.A117]))" office:value-type="string" office:string-value="file:///C:/Program%20Files/R/R-4.2.0/library/base/html/vector.html" calcext:value-type="string">
            <text:p>file:///C:/Program%20Files/R/R-4.2.0/library/base/html/vecto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ttach.html" xlink:type="simple">attach</text:a></text:p>
          </table:table-cell>
          <table:table-cell office:value-type="string" calcext:value-type="string">
            <text:p>Attach Set of R Objects to Search Path</text:p>
          </table:table-cell>
          <table:table-cell/>
          <table:table-cell table:formula="of:=GETURL(CELL(&quot;Address&quot;;[.A118]))" office:value-type="string" office:string-value="file:///C:/Program%20Files/R/R-4.2.0/library/base/html/attach.html" calcext:value-type="string">
            <text:p>file:///C:/Program%20Files/R/R-4.2.0/library/base/html/attach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attachNamespace</text:a></text:p>
          </table:table-cell>
          <table:table-cell office:value-type="string" calcext:value-type="string">
            <text:p>Loading and Unloading Name Spaces</text:p>
          </table:table-cell>
          <table:table-cell/>
          <table:table-cell table:formula="of:=GETURL(CELL(&quot;Address&quot;;[.A119]))" office:value-type="string" office:string-value="file:///C:/Program%20Files/R/R-4.2.0/library/base/html/ns-load.html" calcext:value-type="string">
            <text:p>file:///C:/Program%20Files/R/R-4.2.0/library/base/html/ns-load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ttr.html" xlink:type="simple">attr</text:a></text:p>
          </table:table-cell>
          <table:table-cell office:value-type="string" calcext:value-type="string">
            <text:p>Object Attributes</text:p>
          </table:table-cell>
          <table:table-cell/>
          <table:table-cell table:formula="of:=GETURL(CELL(&quot;Address&quot;;[.A120]))" office:value-type="string" office:string-value="file:///C:/Program%20Files/R/R-4.2.0/library/base/html/attr.html" calcext:value-type="string">
            <text:p>file:///C:/Program%20Files/R/R-4.2.0/library/base/html/attr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ll.equal.html" xlink:type="simple">attr.all.equal</text:a></text:p>
          </table:table-cell>
          <table:table-cell office:value-type="string" calcext:value-type="string">
            <text:p>Test if Two Objects are (Nearly) Equal</text:p>
          </table:table-cell>
          <table:table-cell/>
          <table:table-cell table:formula="of:=GETURL(CELL(&quot;Address&quot;;[.A121]))" office:value-type="string" office:string-value="file:///C:/Program%20Files/R/R-4.2.0/library/base/html/all.equal.html" calcext:value-type="string">
            <text:p>file:///C:/Program%20Files/R/R-4.2.0/library/base/html/all.equal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ttributes.html" xlink:type="simple">attributes</text:a></text:p>
          </table:table-cell>
          <table:table-cell office:value-type="string" calcext:value-type="string">
            <text:p>Object Attribute Lists</text:p>
          </table:table-cell>
          <table:table-cell/>
          <table:table-cell table:formula="of:=GETURL(CELL(&quot;Address&quot;;[.A122]))" office:value-type="string" office:string-value="file:///C:/Program%20Files/R/R-4.2.0/library/base/html/attributes.html" calcext:value-type="string">
            <text:p>file:///C:/Program%20Files/R/R-4.2.0/library/base/html/attributes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utoload.html" xlink:type="simple">autoload</text:a></text:p>
          </table:table-cell>
          <table:table-cell office:value-type="string" calcext:value-type="string">
            <text:p>On-demand Loading of Packages</text:p>
          </table:table-cell>
          <table:table-cell/>
          <table:table-cell table:formula="of:=GETURL(CELL(&quot;Address&quot;;[.A123]))" office:value-type="string" office:string-value="file:///C:/Program%20Files/R/R-4.2.0/library/base/html/autoload.html" calcext:value-type="string">
            <text:p>file:///C:/Program%20Files/R/R-4.2.0/library/base/html/autoload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utoload.html" xlink:type="simple">autoloader</text:a></text:p>
          </table:table-cell>
          <table:table-cell office:value-type="string" calcext:value-type="string">
            <text:p>On-demand Loading of Packages</text:p>
          </table:table-cell>
          <table:table-cell/>
          <table:table-cell table:formula="of:=GETURL(CELL(&quot;Address&quot;;[.A124]))" office:value-type="string" office:string-value="file:///C:/Program%20Files/R/R-4.2.0/library/base/html/autoload.html" calcext:value-type="string">
            <text:p>file:///C:/Program%20Files/R/R-4.2.0/library/base/html/autoload.html</text:p>
          </table:table-cell>
        </table:table-row>
        <table:table-row table:style-name="ro2">
          <table:table-cell office:value-type="string" calcext:value-type="string">
            <text:p><text:a xlink:href="file:///C:/Program%20Files/R/R-4.2.0/library/base/html/autoload.html" xlink:type="simple">Autoloads</text:a></text:p>
          </table:table-cell>
          <table:table-cell office:value-type="string" calcext:value-type="string">
            <text:p>On-demand Loading of Packages</text:p>
          </table:table-cell>
          <table:table-cell/>
          <table:table-cell table:formula="of:=GETURL(CELL(&quot;Address&quot;;[.A125]))" office:value-type="string" office:string-value="file:///C:/Program%20Files/R/R-4.2.0/library/base/html/autoload.html" calcext:value-type="string">
            <text:p>file:///C:/Program%20Files/R/R-4.2.0/library/base/html/autoload.html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B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backquote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cksolve.html" xlink:type="simple">backsolve</text:a></text:p>
          </table:table-cell>
          <table:table-cell office:value-type="string" calcext:value-type="string">
            <text:p>Solve an Upper or Lower Triangular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backtick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se-package.html" xlink:type="simple">base</text:a></text:p>
          </table:table-cell>
          <table:table-cell office:value-type="string" calcext:value-type="string">
            <text:p>The R Base Pack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base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sename.html" xlink:type="simple">basename</text:a></text:p>
          </table:table-cell>
          <table:table-cell office:value-type="string" calcext:value-type="string">
            <text:p>Manipulate File Pa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I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J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K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essel.html" xlink:type="simple">besselY</text:a></text:p>
          </table:table-cell>
          <table:table-cell office:value-type="string" calcext:value-type="string">
            <text:p>Besse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bet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bindenv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bindingIsActive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bindingIsLocked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text.html" xlink:type="simple">bindtextdomain</text:a></text:p>
          </table:table-cell>
          <table:table-cell office:value-type="string" calcext:value-type="string">
            <text:p>Translate Text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And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Not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Or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ShiftL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ShiftR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twise.html" xlink:type="simple">bitwXor</text:a></text:p>
          </table:table-cell>
          <table:table-cell office:value-type="string" calcext:value-type="string">
            <text:p>Bitwise Logical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ody.html" xlink:type="simple">body</text:a></text:p>
          </table:table-cell>
          <table:table-cell office:value-type="string" calcext:value-type="string">
            <text:p>Access to and Manipulation of the Body of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quote.html" xlink:type="simple">bquote</text:a></text:p>
          </table:table-cell>
          <table:table-cell office:value-type="string" calcext:value-type="string">
            <text:p>Partial substitution in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break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rowser.html" xlink:type="simple">browser</text:a></text:p>
          </table:table-cell>
          <table:table-cell office:value-type="string" calcext:value-type="string">
            <text:p>Environment Brow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rowserText.html" xlink:type="simple">browserCondition</text:a></text:p>
          </table:table-cell>
          <table:table-cell office:value-type="string" calcext:value-type="string">
            <text:p>Functions to Retrieve Values Supplied by Calls to the Brow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rowserText.html" xlink:type="simple">browserSetDebug</text:a></text:p>
          </table:table-cell>
          <table:table-cell office:value-type="string" calcext:value-type="string">
            <text:p>Functions to Retrieve Values Supplied by Calls to the Brow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rowserText.html" xlink:type="simple">browserText</text:a></text:p>
          </table:table-cell>
          <table:table-cell office:value-type="string" calcext:value-type="string">
            <text:p>Functions to Retrieve Values Supplied by Calls to the Brow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uiltins.html" xlink:type="simple">builtins</text:a></text:p>
          </table:table-cell>
          <table:table-cell office:value-type="string" calcext:value-type="string">
            <text:p>Returns the Names of All Built-in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y.html" xlink:type="simple">by</text:a></text:p>
          </table:table-cell>
          <table:table-cell office:value-type="string" calcext:value-type="string">
            <text:p>Apply a Function to a Data Frame Split by 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bzfil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C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.html" xlink:type="simple">c</text:a></text:p>
          </table:table-cell>
          <table:table-cell office:value-type="string" calcext:value-type="string">
            <text:p>Combine Values into a Vector or 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c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c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c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quote.html" xlink:type="simple">c.noquote</text:a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c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c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c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ll.html" xlink:type="simple">call</text:a></text:p>
          </table:table-cell>
          <table:table-cell office:value-type="string" calcext:value-type="string">
            <text:p>Function Ca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llCC.html" xlink:type="simple">callCC</text:a></text:p>
          </table:table-cell>
          <table:table-cell office:value-type="string" calcext:value-type="string">
            <text:p>Call With Current Contin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pabilities.html" xlink:type="simple">capabilities</text:a></text:p>
          </table:table-cell>
          <table:table-cell office:value-type="string" calcext:value-type="string">
            <text:p>Report Capabilities of this Build of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tr.html" xlink:type="simple">casefold</text:a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t.html" xlink:type="simple">cat</text:a></text:p>
          </table:table-cell>
          <table:table-cell office:value-type="string" calcext:value-type="string">
            <text:p>Concatenate and Pr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cbind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cbind.data.frame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html" xlink:type="simple">ceiling</text:a></text:p>
          </table:table-cell>
          <table:table-cell office:value-type="string" calcext:value-type="string">
            <text:p>Rounding of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.expand.html" xlink:type="simple">char.expand</text:a></text:p>
          </table:table-cell>
          <table:table-cell office:value-type="string" calcext:value-type="string">
            <text:p>Expand a String with Respect to a Target 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acter.html" xlink:type="simple">character</text:a></text:p>
          </table:table-cell>
          <table:table-cell office:value-type="string" calcext:value-type="string">
            <text:p>Charact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match.html" xlink:type="simple">charmatch</text:a></text:p>
          </table:table-cell>
          <table:table-cell office:value-type="string" calcext:value-type="string">
            <text:p>Partial String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charToRaw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tr.html" xlink:type="simple">chartr</text:a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check_tzones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kDots.html" xlink:type="simple">chkDots</text:a></text:p>
          </table:table-cell>
          <table:table-cell office:value-type="string" calcext:value-type="string">
            <text:p>Warn About Extraneous Arguments in the "..." of Its Ca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ol.html" xlink:type="simple">chol</text:a></text:p>
          </table:table-cell>
          <table:table-cell office:value-type="string" calcext:value-type="string">
            <text:p>The Cholesky Decompos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ol2inv.html" xlink:type="simple">chol2inv</text:a></text:p>
          </table:table-cell>
          <table:table-cell office:value-type="string" calcext:value-type="string">
            <text:p>Inverse from Cholesky (or QR) Decompos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choose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class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ushBack.html" xlink:type="simple">clearPushBack</text:a></text:p>
          </table:table-cell>
          <table:table-cell office:value-type="string" calcext:value-type="string">
            <text:p>Push Text Back on to a Conn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clipboard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clos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close.srcfile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close.srcfilealia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closeAllConnections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ction.html" xlink:type="simple">closure</text:a></text:p>
          </table:table-cell>
          <table:table-cell office:value-type="string" calcext:value-type="string">
            <text:p>Function De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Conversion.html" xlink:type="simple">code point</text:a></text:p>
          </table:table-cell>
          <table:table-cell office:value-type="string" calcext:value-type="string">
            <text:p>Convert Integer Vectors to or from UTF-8-encoded Charact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.html" xlink:type="simple">col</text:a></text:p>
          </table:table-cell>
          <table:table-cell office:value-type="string" calcext:value-type="string">
            <text:p>Column Index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collation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colMean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names.html" xlink:type="simple">colnames</text:a></text:p>
          </table:table-cell>
          <table:table-cell office:value-type="string" calcext:value-type="string">
            <text:p>Row and Column N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on.html" xlink:type="simple">colon</text:a></text:p>
          </table:table-cell>
          <table:table-cell office:value-type="string" calcext:value-type="string">
            <text:p>Colon Ope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colSum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mandArgs.html" xlink:type="simple">commandArgs</text:a></text:p>
          </table:table-cell>
          <table:table-cell office:value-type="string" calcext:value-type="string">
            <text:p>Extract Command Line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ment.html" xlink:type="simple">comment</text:a></text:p>
          </table:table-cell>
          <table:table-cell office:value-type="string" calcext:value-type="string">
            <text:p>Query or Set a '"comment"' Attrib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Comparison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Complex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complex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mputeRestart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Call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Call.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Message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Message.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condition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conflictRules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flicts.html" xlink:type="simple">conflicts</text:a></text:p>
          </table:table-cell>
          <table:table-cell office:value-type="string" calcext:value-type="string">
            <text:p>Search for Masked Objects on the Search Pa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Conj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connectio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connections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stants.html" xlink:type="simple">Constants</text:a></text:p>
          </table:table-cell>
          <table:table-cell office:value-type="string" calcext:value-type="string">
            <text:p>Built-in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ibutors.html" xlink:type="simple">contributors</text:a></text:p>
          </table:table-cell>
          <table:table-cell office:value-type="string" calcext:value-type="string">
            <text:p>R Project Contribu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Control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pyright.html" xlink:type="simple">copyright</text:a></text:p>
          </table:table-cell>
          <table:table-cell office:value-type="string" calcext:value-type="string">
            <text:p>Copyrights of Files Used to Build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pyright.html" xlink:type="simple">copyrights</text:a></text:p>
          </table:table-cell>
          <table:table-cell office:value-type="string" calcext:value-type="string">
            <text:p>Copyrights of Files Used to Build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cos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cosh</text:a></text:p>
          </table:table-cell>
          <table:table-cell office:value-type="string" calcext:value-type="string">
            <text:p>Hyperbol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cospi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rossprod.html" xlink:type="simple">crossprod</text:a></text:p>
          </table:table-cell>
          <table:table-cell office:value-type="string" calcext:value-type="string">
            <text:p>Matrix Crossprodu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CStackOverflowError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stack_info.html" xlink:type="simple">Cstack_info</text:a></text:p>
          </table:table-cell>
          <table:table-cell office:value-type="string" calcext:value-type="string">
            <text:p>Report Information on C Stack Size and Us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msum.html" xlink:type="simple">cummax</text:a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msum.html" xlink:type="simple">cummin</text:a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msum.html" xlink:type="simple">cumprod</text:a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msum.html" xlink:type="simple">cumsum</text:a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rlGetHeaders.html" xlink:type="simple">curlGetHeaders</text:a></text:p>
          </table:table-cell>
          <table:table-cell office:value-type="string" calcext:value-type="string">
            <text:p>Retrieve Headers from UR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t.html" xlink:type="simple">cut</text:a></text:p>
          </table:table-cell>
          <table:table-cell office:value-type="string" calcext:value-type="string">
            <text:p>Convert Numeric to 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ut.POSIXt.html" xlink:type="simple">cut.POSIXt</text:a></text:p>
          </table:table-cell>
          <table:table-cell office:value-type="string" calcext:value-type="string">
            <text:p>Convert a Date or Date-Time Object to a Factor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D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a.class.html" xlink:type="simple">data.class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a.frame.html" xlink:type="simple">data.frame</text:a></text:p>
          </table:table-cell>
          <table:table-cell office:value-type="string" calcext:value-type="string">
            <text:p>Data Fr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a.matrix.html" xlink:type="simple">data.matrix</text:a></text:p>
          </table:table-cell>
          <table:table-cell office:value-type="string" calcext:value-type="string">
            <text:p>Convert a Data Frame to a Numeric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.html" xlink:type="simple">date</text:a></text:p>
          </table:table-cell>
          <table:table-cell office:value-type="string" calcext:value-type="string">
            <text:p>System Date and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date-time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Dates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DateTimeClasses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bug.html" xlink:type="simple">debug</text:a></text:p>
          </table:table-cell>
          <table:table-cell office:value-type="string" calcext:value-type="string">
            <text:p>Debug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bug.html" xlink:type="simple">debuggingState</text:a></text:p>
          </table:table-cell>
          <table:table-cell office:value-type="string" calcext:value-type="string">
            <text:p>Debug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bug.html" xlink:type="simple">debugonce</text:a></text:p>
          </table:table-cell>
          <table:table-cell office:value-type="string" calcext:value-type="string">
            <text:p>Debug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funct.html" xlink:type="simple">Defunct</text:a></text:p>
          </table:table-cell>
          <table:table-cell office:value-type="string" calcext:value-type="string">
            <text:p>Marking Objects as Defun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funct.html" xlink:type="simple">defunct</text:a></text:p>
          </table:table-cell>
          <table:table-cell office:value-type="string" calcext:value-type="string">
            <text:p>Marking Objects as Defun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layedAssign.html" xlink:type="simple">delayedAssign</text:a></text:p>
          </table:table-cell>
          <table:table-cell office:value-type="string" calcext:value-type="string">
            <text:p>Delay Eval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arse.html" xlink:type="simple">deparse</text:a></text:p>
          </table:table-cell>
          <table:table-cell office:value-type="string" calcext:value-type="string">
            <text:p>Expression Depar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arse.html" xlink:type="simple">deparse1</text:a></text:p>
          </table:table-cell>
          <table:table-cell office:value-type="string" calcext:value-type="string">
            <text:p>Expression Depar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recated.html" xlink:type="simple">Deprecated</text:a></text:p>
          </table:table-cell>
          <table:table-cell office:value-type="string" calcext:value-type="string">
            <text:p>Marking Objects as Deprec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recated.html" xlink:type="simple">deprecated</text:a></text:p>
          </table:table-cell>
          <table:table-cell office:value-type="string" calcext:value-type="string">
            <text:p>Marking Objects as Deprec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t.html" xlink:type="simple">det</text:a></text:p>
          </table:table-cell>
          <table:table-cell office:value-type="string" calcext:value-type="string">
            <text:p>Calculate the Determinant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tach.html" xlink:type="simple">detach</text:a></text:p>
          </table:table-cell>
          <table:table-cell office:value-type="string" calcext:value-type="string">
            <text:p>Detach Objects from the Search Pa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t.html" xlink:type="simple">determinant</text:a></text:p>
          </table:table-cell>
          <table:table-cell office:value-type="string" calcext:value-type="string">
            <text:p>Calculate the Determinant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put.html" xlink:type="simple">dget</text:a></text:p>
          </table:table-cell>
          <table:table-cell office:value-type="string" calcext:value-type="string">
            <text:p>Write an Object to a File or Recreate 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ag.html" xlink:type="simple">diag</text:a></text:p>
          </table:table-cell>
          <table:table-cell office:value-type="string" calcext:value-type="string">
            <text:p>Matrix Diagon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.html" xlink:type="simple">diff</text:a></text:p>
          </table:table-cell>
          <table:table-cell office:value-type="string" calcext:value-type="string">
            <text:p>Lagged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diff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digamm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m.html" xlink:type="simple">dim</text:a></text:p>
          </table:table-cell>
          <table:table-cell office:value-type="string" calcext:value-type="string">
            <text:p>Dimension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mnames.html" xlink:type="simple">dimnames</text:a></text:p>
          </table:table-cell>
          <table:table-cell office:value-type="string" calcext:value-type="string">
            <text:p>Dimname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files.html" xlink:type="simple">dir</text:a></text:p>
          </table:table-cell>
          <table:table-cell office:value-type="string" calcext:value-type="string">
            <text:p>List the Files in a Directory/Fo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2.html" xlink:type="simple">dir.create</text:a></text:p>
          </table:table-cell>
          <table:table-cell office:value-type="string" calcext:value-type="string">
            <text:p>Manipulation of Directories and File Permi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sename.html" xlink:type="simple">dirname</text:a></text:p>
          </table:table-cell>
          <table:table-cell office:value-type="string" calcext:value-type="string">
            <text:p>Manipulate File Pa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DISPLAY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DLLInfo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DLLInfoList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ynload.html" xlink:type="simple">DLLpath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.call.html" xlink:type="simple">do.call</text:a></text:p>
          </table:table-cell>
          <table:table-cell office:value-type="string" calcext:value-type="string">
            <text:p>Execute a Function C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ntCheck.html" xlink:type="simple">dontCheck</text:a></text:p>
          </table:table-cell>
          <table:table-cell office:value-type="string" calcext:value-type="string">
            <text:p>Identity Function to Suppress Check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dots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uble.html" xlink:type="simple">double</text:a></text:p>
          </table:table-cell>
          <table:table-cell office:value-type="string" calcext:value-type="string">
            <text:p>Double-Precision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put.html" xlink:type="simple">dput</text:a></text:p>
          </table:table-cell>
          <table:table-cell office:value-type="string" calcext:value-type="string">
            <text:p>Write an Object to a File or Recreate 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Quote.html" xlink:type="simple">dQuote</text:a></text:p>
          </table:table-cell>
          <table:table-cell office:value-type="string" calcext:value-type="string">
            <text:p>Quote Te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rop.html" xlink:type="simple">drop</text:a></text:p>
          </table:table-cell>
          <table:table-cell office:value-type="string" calcext:value-type="string">
            <text:p>Drop Redundant Extent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roplevels.html" xlink:type="simple">droplevels</text:a></text:p>
          </table:table-cell>
          <table:table-cell office:value-type="string" calcext:value-type="string">
            <text:p>Drop Unused Levels from 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ump.html" xlink:type="simple">dump</text:a></text:p>
          </table:table-cell>
          <table:table-cell office:value-type="string" calcext:value-type="string">
            <text:p>Text Representations of R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uplicated.html" xlink:type="simple">duplicated</text:a></text:p>
          </table:table-cell>
          <table:table-cell office:value-type="string" calcext:value-type="string">
            <text:p>Determine Duplicate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duplicated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duplicated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duplicated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ynload.html" xlink:type="simple">dyn.load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ynload.html" xlink:type="simple">dyn.unload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.html" xlink:type="simple">dynGet</text:a></text:p>
          </table:table-cell>
          <table:table-cell office:value-type="string" calcext:value-type="string">
            <text:p>Return the Value of a Named Object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E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apply.html" xlink:type="simple">eapply</text:a></text:p>
          </table:table-cell>
          <table:table-cell office:value-type="string" calcext:value-type="string">
            <text:p>Apply a Function Over Values in an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EDITO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igen.html" xlink:type="simple">eigen</text:a></text:p>
          </table:table-cell>
          <table:table-cell office:value-type="string" calcext:value-type="string">
            <text:p>Spectral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else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empty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coding.html" xlink:type="simple">enc2native</text:a></text:p>
          </table:table-cell>
          <table:table-cell office:value-type="string" calcext:value-type="string">
            <text:p>Read or Set the Declared Encodings for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coding.html" xlink:type="simple">enc2utf8</text:a></text:p>
          </table:table-cell>
          <table:table-cell office:value-type="string" calcext:value-type="string">
            <text:p>Read or Set the Declared Encodings for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enclosure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codeString.html" xlink:type="simple">encodeString</text:a></text:p>
          </table:table-cell>
          <table:table-cell office:value-type="string" calcext:value-type="string">
            <text:p>Encode Character Vector as for Prin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coding.html" xlink:type="simple">Encoding</text:a></text:p>
          </table:table-cell>
          <table:table-cell office:value-type="string" calcext:value-type="string">
            <text:p>Read or Set the Declared Encodings for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sWith.html" xlink:type="simple">endsWith</text:a></text:p>
          </table:table-cell>
          <table:table-cell office:value-type="string" calcext:value-type="string">
            <text:p>Does String Start or End With Another String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titute.html" xlink:type="simple">enquote</text:a></text:p>
          </table:table-cell>
          <table:table-cell office:value-type="string" calcext:value-type="string">
            <text:p>Substituting and Quoting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env.profile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environment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environment variables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environmentIsLocked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environmentName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error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val.html" xlink:type="simple">eval</text:a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val.html" xlink:type="simple">eval.parent</text:a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val.html" xlink:type="simple">evalq</text:a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ists.html" xlink:type="simple">exists</text:a></text:p>
          </table:table-cell>
          <table:table-cell office:value-type="string" calcext:value-type="string">
            <text:p>Is an Object Defin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exp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pand.grid.html" xlink:type="simple">expand.grid</text:a></text:p>
          </table:table-cell>
          <table:table-cell office:value-type="string" calcext:value-type="string">
            <text:p>Create a Data Frame from All Combinations of Factor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expm1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pression.html" xlink:type="simple">expression</text:a></text:p>
          </table:table-cell>
          <table:table-cell office:value-type="string" calcext:value-type="string">
            <text:p>Unevaluated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expressionStackOverflowError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Extract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SoftVersion.html" xlink:type="simple">extSoftVersion</text:a></text:p>
          </table:table-cell>
          <table:table-cell office:value-type="string" calcext:value-type="string">
            <text:p>Report Versions of Third-Party Softwar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F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F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factorial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FALSE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fifo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fil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filepaths.html" xlink:type="simple">file path encoding</text:a></text:p>
          </table:table-cell>
          <table:table-cell office:value-type="string" calcext:value-type="string">
            <text:p>File Paths not in the Native Enco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access.html" xlink:type="simple">file.access</text:a></text:p>
          </table:table-cell>
          <table:table-cell office:value-type="string" calcext:value-type="string">
            <text:p>Ascertain File Accessibi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append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choose.html" xlink:type="simple">file.choose</text:a></text:p>
          </table:table-cell>
          <table:table-cell office:value-type="string" calcext:value-type="string">
            <text:p>Choose a File Interactive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copy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create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exists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info.html" xlink:type="simple">file.info</text:a></text:p>
          </table:table-cell>
          <table:table-cell office:value-type="string" calcext:value-type="string">
            <text:p>Extract File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link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info.html" xlink:type="simple">file.mode</text:a></text:p>
          </table:table-cell>
          <table:table-cell office:value-type="string" calcext:value-type="string">
            <text:p>Extract File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info.html" xlink:type="simple">file.mtime</text:a></text:p>
          </table:table-cell>
          <table:table-cell office:value-type="string" calcext:value-type="string">
            <text:p>Extract File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path.html" xlink:type="simple">file.path</text:a></text:p>
          </table:table-cell>
          <table:table-cell office:value-type="string" calcext:value-type="string">
            <text:p>Construct Path to 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remove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rename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show.html" xlink:type="simple">file.show</text:a></text:p>
          </table:table-cell>
          <table:table-cell office:value-type="string" calcext:value-type="string">
            <text:p>Display One or More Text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.info.html" xlink:type="simple">file.size</text:a></text:p>
          </table:table-cell>
          <table:table-cell office:value-type="string" calcext:value-type="string">
            <text:p>Extract File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.symlink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files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Filter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.finalizer.html" xlink:type="simple">finalizer</text:a></text:p>
          </table:table-cell>
          <table:table-cell office:value-type="string" calcext:value-type="string">
            <text:p>Finalization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Find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nd.package.html" xlink:type="simple">find.package</text:a></text:p>
          </table:table-cell>
          <table:table-cell office:value-type="string" calcext:value-type="string">
            <text:p>Find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ndInterval.html" xlink:type="simple">findInterval</text:a></text:p>
          </table:table-cell>
          <table:table-cell office:value-type="string" calcext:value-type="string">
            <text:p>Find Interval Numbers or Ind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findRestart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finite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html" xlink:type="simple">floor</text:a></text:p>
          </table:table-cell>
          <table:table-cell office:value-type="string" calcext:value-type="string">
            <text:p>Rounding of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flush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for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ce.html" xlink:type="simple">force</text:a></text:p>
          </table:table-cell>
          <table:table-cell office:value-type="string" calcext:value-type="string">
            <text:p>Force Evaluation of an Argu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ceAndCall.html" xlink:type="simple">forceAndCall</text:a></text:p>
          </table:table-cell>
          <table:table-cell office:value-type="string" calcext:value-type="string">
            <text:p>Call a function with Some Arguments Forc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eign.html" xlink:type="simple">Foreign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ls.html" xlink:type="simple">formals</text:a></text:p>
          </table:table-cell>
          <table:table-cell office:value-type="string" calcext:value-type="string">
            <text:p>Access to and Manipulation of the Formal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.html" xlink:type="simple">format</text:a></text:p>
          </table:table-cell>
          <table:table-cell office:value-type="string" calcext:value-type="string">
            <text:p>Encode in a Common 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.Date.html" xlink:type="simple">format.Date</text:a></text:p>
          </table:table-cell>
          <table:table-cell office:value-type="string" calcext:value-type="string">
            <text:p>Date Conversion Functions to and from Charac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format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format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.info.html" xlink:type="simple">format.info</text:a></text:p>
          </table:table-cell>
          <table:table-cell office:value-type="string" calcext:value-type="string">
            <text:p>format(.)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format.libraryIQR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format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format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format.packageInfo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ptime.html" xlink:type="simple">format.POSIXct</text:a></text:p>
          </table:table-cell>
          <table:table-cell office:value-type="string" calcext:value-type="string">
            <text:p>Date-time Conversion Functions to and from Charac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.pval.html" xlink:type="simple">format.pval</text:a></text:p>
          </table:table-cell>
          <table:table-cell office:value-type="string" calcext:value-type="string">
            <text:p>Format P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mmary.html" xlink:type="simple">format.summaryDefault</text:a></text:p>
          </table:table-cell>
          <table:table-cell office:value-type="string" calcext:value-type="string">
            <text:p>Object Summa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c.html" xlink:type="simple">formatC</text:a></text:p>
          </table:table-cell>
          <table:table-cell office:value-type="string" calcext:value-type="string">
            <text:p>Formatting Using C-style Form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DL.html" xlink:type="simple">formatDL</text:a></text:p>
          </table:table-cell>
          <table:table-cell office:value-type="string" calcext:value-type="string">
            <text:p>Format Description 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acksolve.html" xlink:type="simple">forwardsolve</text:a></text:p>
          </table:table-cell>
          <table:table-cell office:value-type="string" calcext:value-type="string">
            <text:p>Solve an Upper or Lower Triangular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ction.html" xlink:type="simple">function</text:a></text:p>
          </table:table-cell>
          <table:table-cell office:value-type="string" calcext:value-type="string">
            <text:p>Function De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grep.html" xlink:type="simple">fuzzy matching</text:a></text:p>
          </table:table-cell>
          <table:table-cell office:value-type="string" calcext:value-type="string">
            <text:p>Approximate String Matching (Fuzzy Matching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G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gamm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.html" xlink:type="simple">gc</text:a></text:p>
          </table:table-cell>
          <table:table-cell office:value-type="string" calcext:value-type="string">
            <text:p>Garbage Coll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.time.html" xlink:type="simple">gc.time</text:a></text:p>
          </table:table-cell>
          <table:table-cell office:value-type="string" calcext:value-type="string">
            <text:p>Report Time Spent in Garbage Coll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.html" xlink:type="simple">gcinfo</text:a></text:p>
          </table:table-cell>
          <table:table-cell office:value-type="string" calcext:value-type="string">
            <text:p>Garbage Coll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torture.html" xlink:type="simple">gctorture</text:a></text:p>
          </table:table-cell>
          <table:table-cell office:value-type="string" calcext:value-type="string">
            <text:p>Torture Garbage Coll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torture.html" xlink:type="simple">gctorture2</text:a></text:p>
          </table:table-cell>
          <table:table-cell office:value-type="string" calcext:value-type="string">
            <text:p>Torture Garbage Coll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.html" xlink:type="simple">get</text:a></text:p>
          </table:table-cell>
          <table:table-cell office:value-type="string" calcext:value-type="string">
            <text:p>Return the Value of a Named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ists.html" xlink:type="simple">get0</text:a></text:p>
          </table:table-cell>
          <table:table-cell office:value-type="string" calcext:value-type="string">
            <text:p>Is an Object Defin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getAllConnections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getConnection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DLLRegisteredRoutines.html" xlink:type="simple">getDLLRegisteredRoutines</text:a></text:p>
          </table:table-cell>
          <table:table-cell office:value-type="string" calcext:value-type="string">
            <text:p>Reflectance Information for C/Fortran routines in a D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getElement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op.html" xlink:type="simple">geterrmessage</text:a></text:p>
          </table:table-cell>
          <table:table-cell office:value-type="string" calcext:value-type="string">
            <text:p>Stop Function Execu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rhooks.html" xlink:type="simple">getHook</text:a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getLoadedDLLs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NativeSymbolInfo.html" xlink:type="simple">getNativeSymbolInfo</text:a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getOption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getR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getSrcLine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skCallbackNames.html" xlink:type="simple">getTaskCallbackNames</text:a></text:p>
          </table:table-cell>
          <table:table-cell office:value-type="string" calcext:value-type="string">
            <text:p>Query the Names of the Current Internal Top-Level Task Callb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text.html" xlink:type="simple">gettext</text:a></text:p>
          </table:table-cell>
          <table:table-cell office:value-type="string" calcext:value-type="string">
            <text:p>Translate Text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rintf.html" xlink:type="simple">gettextf</text:a></text:p>
          </table:table-cell>
          <table:table-cell office:value-type="string" calcext:value-type="string">
            <text:p>Use C-style String Formatting Comm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wd.html" xlink:type="simple">getwd</text:a></text:p>
          </table:table-cell>
          <table:table-cell office:value-type="string" calcext:value-type="string">
            <text:p>Get or Set Working Direc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l.html" xlink:type="simple">gl</text:a></text:p>
          </table:table-cell>
          <table:table-cell office:value-type="string" calcext:value-type="string">
            <text:p>Generate Factor Lev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globalCallingHandler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global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gregexec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gregexpr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grep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grepl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Raw.html" xlink:type="simple">grepRaw</text:a></text:p>
          </table:table-cell>
          <table:table-cell office:value-type="string" calcext:value-type="string">
            <text:p>Pattern Matching for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group generic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groupGeneric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ing.html" xlink:type="simple">grouping</text:a></text:p>
          </table:table-cell>
          <table:table-cell office:value-type="string" calcext:value-type="string">
            <text:p>Grouping Permu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GSC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gsub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zcon.html" xlink:type="simple">gzcon</text:a></text:p>
          </table:table-cell>
          <table:table-cell office:value-type="string" calcext:value-type="string">
            <text:p>(De)compress I/O Through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gzfil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H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HOM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I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Is.html" xlink:type="simple">I</text:a></text:p>
          </table:table-cell>
          <table:table-cell office:value-type="string" calcext:value-type="string">
            <text:p>Inhibit Interpretation/Conversion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conv.html" xlink:type="simple">iconv</text:a></text:p>
          </table:table-cell>
          <table:table-cell office:value-type="string" calcext:value-type="string">
            <text:p>Convert Character Vector between Enco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conv.html" xlink:type="simple">iconvlist</text:a></text:p>
          </table:table-cell>
          <table:table-cell office:value-type="string" calcext:value-type="string">
            <text:p>Convert Character Vector between Enco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cuSetCollate.html" xlink:type="simple">icuGetCollate</text:a></text:p>
          </table:table-cell>
          <table:table-cell office:value-type="string" calcext:value-type="string">
            <text:p>Setup Collation by IC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cuSetCollate.html" xlink:type="simple">icuSetCollate</text:a></text:p>
          </table:table-cell>
          <table:table-cell office:value-type="string" calcext:value-type="string">
            <text:p>Setup Collation by IC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dentical.html" xlink:type="simple">identical</text:a></text:p>
          </table:table-cell>
          <table:table-cell office:value-type="string" calcext:value-type="string">
            <text:p>Test Objects for Exact Equ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dentity.html" xlink:type="simple">identity</text:a></text:p>
          </table:table-cell>
          <table:table-cell office:value-type="string" calcext:value-type="string">
            <text:p>Identity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if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felse.html" xlink:type="simple">ifelse</text:a></text:p>
          </table:table-cell>
          <table:table-cell office:value-type="string" calcext:value-type="string">
            <text:p>Conditional Element Sel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Im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in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Inf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infinite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RDS.html" xlink:type="simple">infoRDS</text:a></text:p>
          </table:table-cell>
          <table:table-cell office:value-type="string" calcext:value-type="string">
            <text:p>Serialization Interface for Singl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inherits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ger.html" xlink:type="simple">integer</text:a></text:p>
          </table:table-cell>
          <table:table-cell office:value-type="string" calcext:value-type="string">
            <text:p>Integ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action.html" xlink:type="simple">interaction</text:a></text:p>
          </table:table-cell>
          <table:table-cell office:value-type="string" calcext:value-type="string">
            <text:p>Compute Factor Intera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active.html" xlink:type="simple">interactive</text:a></text:p>
          </table:table-cell>
          <table:table-cell office:value-type="string" calcext:value-type="string">
            <text:p>Is R Running Interactivel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nalMethods.html" xlink:type="simple">internal generic</text:a></text:p>
          </table:table-cell>
          <table:table-cell office:value-type="string" calcext:value-type="string">
            <text:p>Internal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nalMethods.html" xlink:type="simple">InternalGenerics</text:a></text:p>
          </table:table-cell>
          <table:table-cell office:value-type="string" calcext:value-type="string">
            <text:p>Internal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nalMethods.html" xlink:type="simple">InternalMethods</text:a></text:p>
          </table:table-cell>
          <table:table-cell office:value-type="string" calcext:value-type="string">
            <text:p>Internal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intersect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intersection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intToBits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Conversion.html" xlink:type="simple">intToUtf8</text:a></text:p>
          </table:table-cell>
          <table:table-cell office:value-type="string" calcext:value-type="string">
            <text:p>Convert Integer Vectors to or from UTF-8-encoded Charact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le.html" xlink:type="simple">inverse.rle</text:a></text:p>
          </table:table-cell>
          <table:table-cell office:value-type="string" calcext:value-type="string">
            <text:p>Run Length Enco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visible.html" xlink:type="simple">invisible</text:a></text:p>
          </table:table-cell>
          <table:table-cell office:value-type="string" calcext:value-type="string">
            <text:p>Change the Print Mode to Invisi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invokeRestart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invokeRestartInteractively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ray.html" xlink:type="simple">is.array</text:a></text:p>
          </table:table-cell>
          <table:table-cell office:value-type="string" calcext:value-type="string">
            <text:p>Multi-way Arr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recursive.html" xlink:type="simple">is.atomic</text:a></text:p>
          </table:table-cell>
          <table:table-cell office:value-type="string" calcext:value-type="string">
            <text:p>Is an Object Atomic or Recursiv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ll.html" xlink:type="simple">is.call</text:a></text:p>
          </table:table-cell>
          <table:table-cell office:value-type="string" calcext:value-type="string">
            <text:p>Function Ca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acter.html" xlink:type="simple">is.character</text:a></text:p>
          </table:table-cell>
          <table:table-cell office:value-type="string" calcext:value-type="string">
            <text:p>Charact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is.complex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.data.frame.html" xlink:type="simple">is.data.frame</text:a></text:p>
          </table:table-cell>
          <table:table-cell office:value-type="string" calcext:value-type="string">
            <text:p>Coerce to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uble.html" xlink:type="simple">is.double</text:a></text:p>
          </table:table-cell>
          <table:table-cell office:value-type="string" calcext:value-type="string">
            <text:p>Double-Precision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is.element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is.environment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pression.html" xlink:type="simple">is.expression</text:a></text:p>
          </table:table-cell>
          <table:table-cell office:value-type="string" calcext:value-type="string">
            <text:p>Unevaluated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is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is.finite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unction.html" xlink:type="simple">is.function</text:a></text:p>
          </table:table-cell>
          <table:table-cell office:value-type="string" calcext:value-type="string">
            <text:p>Is an Object of Type (Primitive) Functi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is.infinite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ger.html" xlink:type="simple">is.integer</text:a></text:p>
          </table:table-cell>
          <table:table-cell office:value-type="string" calcext:value-type="string">
            <text:p>Integ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language.html" xlink:type="simple">is.language</text:a></text:p>
          </table:table-cell>
          <table:table-cell office:value-type="string" calcext:value-type="string">
            <text:p>Is an Object a Language Object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is.list</text:a></text:p>
          </table:table-cell>
          <table:table-cell office:value-type="string" calcext:value-type="string">
            <text:p>Lists - Generic and Dotted Pa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ynload.html" xlink:type="simple">is.loaded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is.logical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rix.html" xlink:type="simple">is.matrix</text:a></text:p>
          </table:table-cell>
          <table:table-cell office:value-type="string" calcext:value-type="string">
            <text:p>Matr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is.na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is.na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is.na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me.html" xlink:type="simple">is.name</text:a></text:p>
          </table:table-cell>
          <table:table-cell office:value-type="string" calcext:value-type="string">
            <text:p>Names and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is.nan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LL.html" xlink:type="simple">is.null</text:a></text:p>
          </table:table-cell>
          <table:table-cell office:value-type="string" calcext:value-type="string">
            <text:p>The Null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.html" xlink:type="simple">is.numeric</text:a></text:p>
          </table:table-cell>
          <table:table-cell office:value-type="string" calcext:value-type="string">
            <text:p>Numeric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is.numeric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is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object.html" xlink:type="simple">is.object</text:a></text:p>
          </table:table-cell>
          <table:table-cell office:value-type="string" calcext:value-type="string">
            <text:p>Is an Object 'internally classed'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is.ordered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is.package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is.pairlist</text:a></text:p>
          </table:table-cell>
          <table:table-cell office:value-type="string" calcext:value-type="string">
            <text:p>Lists - Generic and Dotted Pa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unction.html" xlink:type="simple">is.primitive</text:a></text:p>
          </table:table-cell>
          <table:table-cell office:value-type="string" calcext:value-type="string">
            <text:p>Is an Object of Type (Primitive) Functi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is.qr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R.html" xlink:type="simple">is.R</text:a></text:p>
          </table:table-cell>
          <table:table-cell office:value-type="string" calcext:value-type="string">
            <text:p>Are we using R, rather than S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.html" xlink:type="simple">is.raw</text:a></text:p>
          </table:table-cell>
          <table:table-cell office:value-type="string" calcext:value-type="string">
            <text:p>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recursive.html" xlink:type="simple">is.recursive</text:a></text:p>
          </table:table-cell>
          <table:table-cell office:value-type="string" calcext:value-type="string">
            <text:p>Is an Object Atomic or Recursiv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single.html" xlink:type="simple">is.single</text:a></text:p>
          </table:table-cell>
          <table:table-cell office:value-type="string" calcext:value-type="string">
            <text:p>Is an Object of Single Precision Typ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me.html" xlink:type="simple">is.symbol</text:a></text:p>
          </table:table-cell>
          <table:table-cell office:value-type="string" calcext:value-type="string">
            <text:p>Names and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is.table</text:a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unsorted.html" xlink:type="simple">is.unsorted</text:a></text:p>
          </table:table-cell>
          <table:table-cell office:value-type="string" calcext:value-type="string">
            <text:p>Test if an Object is Not Sor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ctor.html" xlink:type="simple">is.vector</text:a></text:p>
          </table:table-cell>
          <table:table-cell office:value-type="string" calcext:value-type="string">
            <text:p>Vectors - Creation, Coercion, e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isa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isatty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bug.html" xlink:type="simple">isdebugged</text:a></text:p>
          </table:table-cell>
          <table:table-cell office:value-type="string" calcext:value-type="string">
            <text:p>Debug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isFALSE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isIncomplet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isNamespaceLoaded</text:a></text:p>
          </table:table-cell>
          <table:table-cell office:value-type="string" calcext:value-type="string">
            <text:p>Loading and Unloading Name Sp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Odatetime.html" xlink:type="simple">ISOdate</text:a></text:p>
          </table:table-cell>
          <table:table-cell office:value-type="string" calcext:value-type="string">
            <text:p>Date-time Conversion Functions from Numeric Represent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Odatetime.html" xlink:type="simple">ISOdatetime</text:a></text:p>
          </table:table-cell>
          <table:table-cell office:value-type="string" calcext:value-type="string">
            <text:p>Date-time Conversion Functions from Numeric Represent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isOpe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isRestart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S4.html" xlink:type="simple">isS4</text:a></text:p>
          </table:table-cell>
          <table:table-cell office:value-type="string" calcext:value-type="string">
            <text:p>Test for an S4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ek.html" xlink:type="simple">isSeekable</text:a></text:p>
          </table:table-cell>
          <table:table-cell office:value-type="string" calcext:value-type="string">
            <text:p>Functions to Reposition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Symmetric.html" xlink:type="simple">isSymmetric</text:a></text:p>
          </table:table-cell>
          <table:table-cell office:value-type="string" calcext:value-type="string">
            <text:p>Test if a Matrix or other Object is Symmetric (Hermitia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isTRUE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J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jitter.html" xlink:type="simple">jitter</text:a></text:p>
          </table:table-cell>
          <table:table-cell office:value-type="string" calcext:value-type="string">
            <text:p>'Jitter' (Add Noise) to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eekday.POSIXt.html" xlink:type="simple">julian</text:a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K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appa.html" xlink:type="simple">kappa</text:a></text:p>
          </table:table-cell>
          <table:table-cell office:value-type="string" calcext:value-type="string">
            <text:p>Compute or Estimate the Condition Number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ronecker.html" xlink:type="simple">kronecker</text:a></text:p>
          </table:table-cell>
          <table:table-cell office:value-type="string" calcext:value-type="string">
            <text:p>Kronecker Products on Array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L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10n_info.html" xlink:type="simple">l10n_info</text:a></text:p>
          </table:table-cell>
          <table:table-cell office:value-type="string" calcext:value-type="string">
            <text:p>Localization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vd.html" xlink:type="simple">La.svd</text:a></text:p>
          </table:table-cell>
          <table:table-cell office:value-type="string" calcext:value-type="string">
            <text:p>Singular Value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bels.html" xlink:type="simple">labels</text:a></text:p>
          </table:table-cell>
          <table:table-cell office:value-type="string" calcext:value-type="string">
            <text:p>Find Labels from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LANGUAG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language.html" xlink:type="simple">language</text:a></text:p>
          </table:table-cell>
          <table:table-cell office:value-type="string" calcext:value-type="string">
            <text:p>Is an Object a Language Object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language.html" xlink:type="simple">language object</text:a></text:p>
          </table:table-cell>
          <table:table-cell office:value-type="string" calcext:value-type="string">
            <text:p>Is an Object a Language Object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language.html" xlink:type="simple">language objects</text:a></text:p>
          </table:table-cell>
          <table:table-cell office:value-type="string" calcext:value-type="string">
            <text:p>Is an Object a Language Object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pply.html" xlink:type="simple">lapply</text:a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last.warning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_library.html" xlink:type="simple">La_library</text:a></text:p>
          </table:table-cell>
          <table:table-cell office:value-type="string" calcext:value-type="string">
            <text:p>LAPACK Libr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_version.html" xlink:type="simple">La_version</text:a></text:p>
          </table:table-cell>
          <table:table-cell office:value-type="string" calcext:value-type="string">
            <text:p>LAPACK Ver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lbet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lchoose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ALL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COLLATE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CTYPE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MEASUREMENT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MESSAGES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MONETARY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NUMERIC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PAPER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C_TIME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ength.html" xlink:type="simple">length</text:a></text:p>
          </table:table-cell>
          <table:table-cell office:value-type="string" calcext:value-type="string">
            <text:p>Length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length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engths.html" xlink:type="simple">lengths</text:a></text:p>
          </table:table-cell>
          <table:table-cell office:value-type="string" calcext:value-type="string">
            <text:p>Lengths of List or Vector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stants.html" xlink:type="simple">LETTERS</text:a></text:p>
          </table:table-cell>
          <table:table-cell office:value-type="string" calcext:value-type="string">
            <text:p>Built-in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stants.html" xlink:type="simple">letters</text:a></text:p>
          </table:table-cell>
          <table:table-cell office:value-type="string" calcext:value-type="string">
            <text:p>Built-in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evels.html" xlink:type="simple">levels</text:a></text:p>
          </table:table-cell>
          <table:table-cell office:value-type="string" calcext:value-type="string">
            <text:p>Levels Attribu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lfactorial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lgamm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curlVersion.html" xlink:type="simple">libcurlVersion</text:a></text:p>
          </table:table-cell>
          <table:table-cell office:value-type="string" calcext:value-type="string">
            <text:p>Report Version of libcur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library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dynam.html" xlink:type="simple">library.dynam</text:a></text:p>
          </table:table-cell>
          <table:table-cell office:value-type="string" calcext:value-type="string">
            <text:p>Loading DLLs from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dynam.html" xlink:type="simple">library.dynam.unload</text:a></text:p>
          </table:table-cell>
          <table:table-cell office:value-type="string" calcext:value-type="string">
            <text:p>Loading DLLs from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cense.html" xlink:type="simple">licence</text:a></text:p>
          </table:table-cell>
          <table:table-cell office:value-type="string" calcext:value-type="string">
            <text:p>The R License Te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cense.html" xlink:type="simple">license</text:a></text:p>
          </table:table-cell>
          <table:table-cell office:value-type="string" calcext:value-type="string">
            <text:p>The R License Te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list</text:a></text:p>
          </table:table-cell>
          <table:table-cell office:value-type="string" calcext:value-type="string">
            <text:p>Lists - Generic and Dotted Pa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files.html" xlink:type="simple">list.dirs</text:a></text:p>
          </table:table-cell>
          <table:table-cell office:value-type="string" calcext:value-type="string">
            <text:p>List the Files in a Directory/Fo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files.html" xlink:type="simple">list.files</text:a></text:p>
          </table:table-cell>
          <table:table-cell office:value-type="string" calcext:value-type="string">
            <text:p>List the Files in a Directory/Fo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2DF.html" xlink:type="simple">list2DF</text:a></text:p>
          </table:table-cell>
          <table:table-cell office:value-type="string" calcext:value-type="string">
            <text:p>Create Data Frame From 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2env.html" xlink:type="simple">list2env</text:a></text:p>
          </table:table-cell>
          <table:table-cell office:value-type="string" calcext:value-type="string">
            <text:p>From A List, Build or Add To an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ad.html" xlink:type="simple">load</text:a></text:p>
          </table:table-cell>
          <table:table-cell office:value-type="string" calcext:value-type="string">
            <text:p>Reload Saved Datase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loadedNamespaces</text:a></text:p>
          </table:table-cell>
          <table:table-cell office:value-type="string" calcext:value-type="string">
            <text:p>Loading and Unloading Name Sp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loadNamespace</text:a></text:p>
          </table:table-cell>
          <table:table-cell office:value-type="string" calcext:value-type="string">
            <text:p>Loading and Unloading Name Sp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val.html" xlink:type="simple">local</text:a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localeconv.html" xlink:type="simple">localeconv</text:a></text:p>
          </table:table-cell>
          <table:table-cell office:value-type="string" calcext:value-type="string">
            <text:p>Find Details of the Numerical and Monetary Representations in the Current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locales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lockBinding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lockEnvironment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log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log10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log1p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log2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.html" xlink:type="simple">logb</text:a></text:p>
          </table:table-cell>
          <table:table-cell office:value-type="string" calcext:value-type="string">
            <text:p>Logarithms and Exponenti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Logic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logical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ngVectors.html" xlink:type="simple">long vector</text:a></text:p>
          </table:table-cell>
          <table:table-cell office:value-type="string" calcext:value-type="string">
            <text:p>Long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ngVectors.html" xlink:type="simple">Long vectors</text:a></text:p>
          </table:table-cell>
          <table:table-cell office:value-type="string" calcext:value-type="string">
            <text:p>Long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ngVectors.html" xlink:type="simple">long vectors</text:a></text:p>
          </table:table-cell>
          <table:table-cell office:value-type="string" calcext:value-type="string">
            <text:p>Long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wer.tri.html" xlink:type="simple">lower.tri</text:a></text:p>
          </table:table-cell>
          <table:table-cell office:value-type="string" calcext:value-type="string">
            <text:p>Lower and Upper Triangular Part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s.html" xlink:type="simple">ls</text:a></text:p>
          </table:table-cell>
          <table:table-cell office:value-type="string" calcext:value-type="string">
            <text:p>List Object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M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ke.names.html" xlink:type="simple">make.names</text:a></text:p>
          </table:table-cell>
          <table:table-cell office:value-type="string" calcext:value-type="string">
            <text:p>Make Syntactically Valid N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ke.unique.html" xlink:type="simple">make.unique</text:a></text:p>
          </table:table-cell>
          <table:table-cell office:value-type="string" calcext:value-type="string">
            <text:p>Make Character Strings Un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makeActiveBinding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MAKEINDEX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Map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pply.html" xlink:type="simple">mapply</text:a></text:p>
          </table:table-cell>
          <table:table-cell office:value-type="string" calcext:value-type="string">
            <text:p>Apply a Function to Multiple List or Vector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rginSums.html" xlink:type="simple">margin.table</text:a></text:p>
          </table:table-cell>
          <table:table-cell office:value-type="string" calcext:value-type="string">
            <text:p>Compute table marg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rginSums.html" xlink:type="simple">marginSums</text:a></text:p>
          </table:table-cell>
          <table:table-cell office:value-type="string" calcext:value-type="string">
            <text:p>Compute table marg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.or.vec.html" xlink:type="simple">mat.or.vec</text:a></text:p>
          </table:table-cell>
          <table:table-cell office:value-type="string" calcext:value-type="string">
            <text:p>Create a Matrix or a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ch.html" xlink:type="simple">match</text:a></text:p>
          </table:table-cell>
          <table:table-cell office:value-type="string" calcext:value-type="string">
            <text:p>Value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ch.arg.html" xlink:type="simple">match.arg</text:a></text:p>
          </table:table-cell>
          <table:table-cell office:value-type="string" calcext:value-type="string">
            <text:p>Argument Verification Using Partial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ch.call.html" xlink:type="simple">match.call</text:a></text:p>
          </table:table-cell>
          <table:table-cell office:value-type="string" calcext:value-type="string">
            <text:p>Argument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ch.fun.html" xlink:type="simple">match.fun</text:a></text:p>
          </table:table-cell>
          <table:table-cell office:value-type="string" calcext:value-type="string">
            <text:p>Extract a Function Specified by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Math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Math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Math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Math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Math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Math.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mult.html" xlink:type="simple">matmult</text:a></text:p>
          </table:table-cell>
          <table:table-cell office:value-type="string" calcext:value-type="string">
            <text:p>Matrix Multi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rix.html" xlink:type="simple">matrix</text:a></text:p>
          </table:table-cell>
          <table:table-cell office:value-type="string" calcext:value-type="string">
            <text:p>Matr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max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xCol.html" xlink:type="simple">max.col</text:a></text:p>
          </table:table-cell>
          <table:table-cell office:value-type="string" calcext:value-type="string">
            <text:p>Find Maximum Position in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MC_CORES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an.html" xlink:type="simple">mean</text:a></text:p>
          </table:table-cell>
          <table:table-cell office:value-type="string" calcext:value-type="string">
            <text:p>Arithmetic M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mean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mean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mean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limits.html" xlink:type="simple">mem.maxVSize</text:a></text:p>
          </table:table-cell>
          <table:table-cell office:value-type="string" calcext:value-type="string">
            <text:p>Query and Set Heap Size Lim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Compress.html" xlink:type="simple">memCompress</text:a></text:p>
          </table:table-cell>
          <table:table-cell office:value-type="string" calcext:value-type="string">
            <text:p>In-memory Compression and Decom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Compress.html" xlink:type="simple">memDecompress</text:a></text:p>
          </table:table-cell>
          <table:table-cell office:value-type="string" calcext:value-type="string">
            <text:p>In-memory Compression and Decom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ory.html" xlink:type="simple">Memory</text:a></text:p>
          </table:table-cell>
          <table:table-cell office:value-type="string" calcext:value-type="string">
            <text:p>Memory Available for Data Sto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ory-limits.html" xlink:type="simple">Memory-limits</text:a></text:p>
          </table:table-cell>
          <table:table-cell office:value-type="string" calcext:value-type="string">
            <text:p>Memory Limits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mory.profile.html" xlink:type="simple">memory.profile</text:a></text:p>
          </table:table-cell>
          <table:table-cell office:value-type="string" calcext:value-type="string">
            <text:p>Profile the Usage of Cons Ce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rge.html" xlink:type="simple">merge</text:a></text:p>
          </table:table-cell>
          <table:table-cell office:value-type="string" calcext:value-type="string">
            <text:p>Merge Two Data Fr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message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.html" xlink:type="simple">mget</text:a></text:p>
          </table:table-cell>
          <table:table-cell office:value-type="string" calcext:value-type="string">
            <text:p>Return the Value of a Named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min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issing.html" xlink:type="simple">missing</text:a></text:p>
          </table:table-cell>
          <table:table-cell office:value-type="string" calcext:value-type="string">
            <text:p>Does a Formal Argument have a Valu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Mod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ode.html" xlink:type="simple">mode</text:a></text:p>
          </table:table-cell>
          <table:table-cell office:value-type="string" calcext:value-type="string">
            <text:p>The (Storage) Mode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stants.html" xlink:type="simple">month.abb</text:a></text:p>
          </table:table-cell>
          <table:table-cell office:value-type="string" calcext:value-type="string">
            <text:p>Built-in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eekday.POSIXt.html" xlink:type="simple">months</text:a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tfrm.html" xlink:type="simple">mtfrm</text:a></text:p>
          </table:table-cell>
          <table:table-cell office:value-type="string" calcext:value-type="string">
            <text:p>Auxiliary Function for Matching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N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NA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me.html" xlink:type="simple">name</text:a></text:p>
          </table:table-cell>
          <table:table-cell office:value-type="string" calcext:value-type="string">
            <text:p>Names and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mes.html" xlink:type="simple">names</text:a></text:p>
          </table:table-cell>
          <table:table-cell office:value-type="string" calcext:value-type="string">
            <text:p>The Name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names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.finite.html" xlink:type="simple">NaN</text:a></text:p>
          </table:table-cell>
          <table:table-cell office:value-type="string" calcext:value-type="string">
            <text:p>Finite, Infinite and NaN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rgs.html" xlink:type="simple">nargs</text:a></text:p>
          </table:table-cell>
          <table:table-cell office:value-type="string" calcext:value-type="string">
            <text:p>The Number of Arguments to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NativeSymbolInfo.html" xlink:type="simple">NativeSymbol</text:a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NativeSymbolInfo.html" xlink:type="simple">NativeSymbolInfo</text:a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NA_character_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NA_complex_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NA_integer_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A.html" xlink:type="simple">NA_real_</text:a></text:p>
          </table:table-cell>
          <table:table-cell office:value-type="string" calcext:value-type="string">
            <text:p>'Not Available' / Missing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char.html" xlink:type="simple">nchar</text:a></text:p>
          </table:table-cell>
          <table:table-cell office:value-type="string" calcext:value-type="string">
            <text:p>Count the Number of Characters (or Bytes or Width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row.html" xlink:type="simple">NCOL</text:a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row.html" xlink:type="simple">ncol</text:a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Negate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new.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next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NextMethod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text.html" xlink:type="simple">ngettext</text:a></text:p>
          </table:table-cell>
          <table:table-cell office:value-type="string" calcext:value-type="string">
            <text:p>Translate Text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levels.html" xlink:type="simple">nlevels</text:a></text:p>
          </table:table-cell>
          <table:table-cell office:value-type="string" calcext:value-type="string">
            <text:p>The Number of Levels of a 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nodeStackOverflowError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quote.html" xlink:type="simple">noquote</text:a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rm.html" xlink:type="simple">norm</text:a></text:p>
          </table:table-cell>
          <table:table-cell office:value-type="string" calcext:value-type="string">
            <text:p>Compute the Norm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rmalizePath.html" xlink:type="simple">normalizePath</text:a></text:p>
          </table:table-cell>
          <table:table-cell office:value-type="string" calcext:value-type="string">
            <text:p>Express File Paths in Canonical Fo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tyet.html" xlink:type="simple">NotYetImplemented</text:a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tyet.html" xlink:type="simple">NotYetUsed</text:a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row.html" xlink:type="simple">NROW</text:a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row.html" xlink:type="simple">nrow</text:a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LL.html" xlink:type="simple">NULL</text:a></text:p>
          </table:table-cell>
          <table:table-cell office:value-type="string" calcext:value-type="string">
            <text:p>The Null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nullfile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.html" xlink:type="simple">numeric</text:a></text:p>
          </table:table-cell>
          <table:table-cell office:value-type="string" calcext:value-type="string">
            <text:p>Numeric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Constants.html" xlink:type="simple">NumericConstants</text:a></text:p>
          </table:table-cell>
          <table:table-cell office:value-type="string" calcext:value-type="string">
            <text:p>Numeric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numToBits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numToInts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char.html" xlink:type="simple">nzchar</text:a></text:p>
          </table:table-cell>
          <table:table-cell office:value-type="string" calcext:value-type="string">
            <text:p>Count the Number of Characters (or Bytes or Width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O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s.html" xlink:type="simple">objects</text:a></text:p>
          </table:table-cell>
          <table:table-cell office:value-type="string" calcext:value-type="string">
            <text:p>List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oldClass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OlsonNames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n.exit.html" xlink:type="simple">on.exit</text:a></text:p>
          </table:table-cell>
          <table:table-cell office:value-type="string" calcext:value-type="string">
            <text:p>Function Exit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ope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open.srcfile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open.srcfilealia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Ops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s.Date.html" xlink:type="simple">Ops.Date</text:a></text:p>
          </table:table-cell>
          <table:table-cell office:value-type="string" calcext:value-type="string">
            <text:p>Operators on the 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Ops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Ops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Ops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Ops.ordered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Ops.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option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options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rder.html" xlink:type="simple">order</text:a></text:p>
          </table:table-cell>
          <table:table-cell office:value-type="string" calcext:value-type="string">
            <text:p>Ordering Permu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ordered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uter.html" xlink:type="simple">outer</text:a></text:p>
          </table:table-cell>
          <table:table-cell office:value-type="string" calcext:value-type="string">
            <text:p>Outer Product of Array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P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rhooks.html" xlink:type="simple">packageEvent</text:a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nd.package.html" xlink:type="simple">packageNotFoundError</text:a></text:p>
          </table:table-cell>
          <table:table-cell office:value-type="string" calcext:value-type="string">
            <text:p>Find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packageStartupMessage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package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packBits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PAGE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st.html" xlink:type="simple">pairlist</text:a></text:p>
          </table:table-cell>
          <table:table-cell office:value-type="string" calcext:value-type="string">
            <text:p>Lists - Generic and Dotted Pa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en.html" xlink:type="simple">Paren</text:a></text:p>
          </table:table-cell>
          <table:table-cell office:value-type="string" calcext:value-type="string">
            <text:p>Parentheses and Br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parent.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parent.html" xlink:type="simple">parent.frame</text:a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se.html" xlink:type="simple">parse</text:a></text:p>
          </table:table-cell>
          <table:table-cell office:value-type="string" calcext:value-type="string">
            <text:p>Parse 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ste.html" xlink:type="simple">paste</text:a></text:p>
          </table:table-cell>
          <table:table-cell office:value-type="string" calcext:value-type="string">
            <text:p>Concatenate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ste.html" xlink:type="simple">paste0</text:a></text:p>
          </table:table-cell>
          <table:table-cell office:value-type="string" calcext:value-type="string">
            <text:p>Concatenate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th.expand.html" xlink:type="simple">path.expand</text:a></text:p>
          </table:table-cell>
          <table:table-cell office:value-type="string" calcext:value-type="string">
            <text:p>Expand File Pa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nd.package.html" xlink:type="simple">path.package</text:a></text:p>
          </table:table-cell>
          <table:table-cell office:value-type="string" calcext:value-type="string">
            <text:p>Find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cre_config.html" xlink:type="simple">pcre_config</text:a></text:p>
          </table:table-cell>
          <table:table-cell office:value-type="string" calcext:value-type="string">
            <text:p>Report Configuration Options for PC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stants.html" xlink:type="simple">pi</text:a></text:p>
          </table:table-cell>
          <table:table-cell office:value-type="string" calcext:value-type="string">
            <text:p>Built-in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pip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ipeOp.html" xlink:type="simple">pipeOp</text:a></text:p>
          </table:table-cell>
          <table:table-cell office:value-type="string" calcext:value-type="string">
            <text:p>Forward Pipe Ope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lot.html" xlink:type="simple">plot</text:a></text:p>
          </table:table-cell>
          <table:table-cell office:value-type="string" calcext:value-type="string">
            <text:p>Generic X-Y Plot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match.html" xlink:type="simple">pmatch</text:a></text:p>
          </table:table-cell>
          <table:table-cell office:value-type="string" calcext:value-type="string">
            <text:p>Partial String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pmax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pmax.int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pmin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emes.html" xlink:type="simple">pmin.int</text:a></text:p>
          </table:table-cell>
          <table:table-cell office:value-type="string" calcext:value-type="string">
            <text:p>Maxima and Mini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olyroot.html" xlink:type="simple">polyroot</text:a></text:p>
          </table:table-cell>
          <table:table-cell office:value-type="string" calcext:value-type="string">
            <text:p>Find Zeros of a Real or Complex Polynom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os.to.env.html" xlink:type="simple">pos.to.env</text:a></text:p>
          </table:table-cell>
          <table:table-cell office:value-type="string" calcext:value-type="string">
            <text:p>Convert Positions in the Search Path to Environ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Position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etty.html" xlink:type="simple">pretty</text:a></text:p>
          </table:table-cell>
          <table:table-cell office:value-type="string" calcext:value-type="string">
            <text:p>Pretty Break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etty.html" xlink:type="simple">pretty.default</text:a></text:p>
          </table:table-cell>
          <table:table-cell office:value-type="string" calcext:value-type="string">
            <text:p>Pretty Break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c.html" xlink:type="simple">prettyNum</text:a></text:p>
          </table:table-cell>
          <table:table-cell office:value-type="string" calcext:value-type="string">
            <text:p>Formatting Using C-style Form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mitive.html" xlink:type="simple">primitive</text:a></text:p>
          </table:table-cell>
          <table:table-cell office:value-type="string" calcext:value-type="string">
            <text:p>Look Up a Primitive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nt.html" xlink:type="simple">print</text:a></text:p>
          </table:table-cell>
          <table:table-cell office:value-type="string" calcext:value-type="string">
            <text:p>Print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Is.html" xlink:type="simple">print.AsIs</text:a></text:p>
          </table:table-cell>
          <table:table-cell office:value-type="string" calcext:value-type="string">
            <text:p>Inhibit Interpretation/Conversion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y.html" xlink:type="simple">print.by</text:a></text:p>
          </table:table-cell>
          <table:table-cell office:value-type="string" calcext:value-type="string">
            <text:p>Apply a Function to a Data Frame Split by 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print.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print.connectio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nt.dataframe.html" xlink:type="simple">print.data.frame</text:a></text:p>
          </table:table-cell>
          <table:table-cell office:value-type="string" calcext:value-type="string">
            <text:p>Printing Data Fr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print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nt.default.html" xlink:type="simple">print.default</text:a></text:p>
          </table:table-cell>
          <table:table-cell office:value-type="string" calcext:value-type="string">
            <text:p>Default Prin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print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nt.html" xlink:type="simple">print.Dlist</text:a></text:p>
          </table:table-cell>
          <table:table-cell office:value-type="string" calcext:value-type="string">
            <text:p>Print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print.DLLInfo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igen.html" xlink:type="simple">print.eigen</text:a></text:p>
          </table:table-cell>
          <table:table-cell office:value-type="string" calcext:value-type="string">
            <text:p>Spectral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print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print.libraryIQR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DLLRegisteredRoutines.html" xlink:type="simple">print.NativeRoutineList</text:a></text:p>
          </table:table-cell>
          <table:table-cell office:value-type="string" calcext:value-type="string">
            <text:p>Reflectance Information for C/Fortran routines in a D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quote.html" xlink:type="simple">print.noquote</text:a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print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print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print.packageInfo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print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c.time.html" xlink:type="simple">print.proc_time</text:a></text:p>
          </table:table-cell>
          <table:table-cell office:value-type="string" calcext:value-type="string">
            <text:p>Running Time of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le.html" xlink:type="simple">print.rle</text:a></text:p>
          </table:table-cell>
          <table:table-cell office:value-type="string" calcext:value-type="string">
            <text:p>Run Length Enco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nt.html" xlink:type="simple">print.simple.list</text:a></text:p>
          </table:table-cell>
          <table:table-cell office:value-type="string" calcext:value-type="string">
            <text:p>Print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print.srcfile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print.srcref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print.summary.table</text:a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print.summary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mmary.html" xlink:type="simple">print.summaryDefault</text:a></text:p>
          </table:table-cell>
          <table:table-cell office:value-type="string" calcext:value-type="string">
            <text:p>Object Summa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print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matrix.html" xlink:type="simple">prmatrix</text:a></text:p>
          </table:table-cell>
          <table:table-cell office:value-type="string" calcext:value-type="string">
            <text:p>Print Matrices, Old-sty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c.time.html" xlink:type="simple">proc.time</text:a></text:p>
          </table:table-cell>
          <table:table-cell office:value-type="string" calcext:value-type="string">
            <text:p>Running Time of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d.html" xlink:type="simple">prod</text:a></text:p>
          </table:table-cell>
          <table:table-cell office:value-type="string" calcext:value-type="string">
            <text:p>Product of Vector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layedAssign.html" xlink:type="simple">promise</text:a></text:p>
          </table:table-cell>
          <table:table-cell office:value-type="string" calcext:value-type="string">
            <text:p>Delay Eval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layedAssign.html" xlink:type="simple">promises</text:a></text:p>
          </table:table-cell>
          <table:table-cell office:value-type="string" calcext:value-type="string">
            <text:p>Delay Eval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portions.html" xlink:type="simple">prop.table</text:a></text:p>
          </table:table-cell>
          <table:table-cell office:value-type="string" calcext:value-type="string">
            <text:p>Express Table Entries as Fraction of Marginal 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portions.html" xlink:type="simple">proportions</text:a></text:p>
          </table:table-cell>
          <table:table-cell office:value-type="string" calcext:value-type="string">
            <text:p>Express Table Entries as Fraction of Marginal 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protectStackOverflowError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mnames.html" xlink:type="simple">provideDimnames</text:a></text:p>
          </table:table-cell>
          <table:table-cell office:value-type="string" calcext:value-type="string">
            <text:p>Dimname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psigamm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ushBack.html" xlink:type="simple">pushBack</text:a></text:p>
          </table:table-cell>
          <table:table-cell office:value-type="string" calcext:value-type="string">
            <text:p>Push Text Back on to a Conn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ushBack.html" xlink:type="simple">pushBackLength</text:a></text:p>
          </table:table-cell>
          <table:table-cell office:value-type="string" calcext:value-type="string">
            <text:p>Push Text Back on to a Connecti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Q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it.html" xlink:type="simple">q</text:a></text:p>
          </table:table-cell>
          <table:table-cell office:value-type="string" calcext:value-type="string">
            <text:p>Terminate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coef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default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fitted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aux.html" xlink:type="simple">qr.Q</text:a></text:p>
          </table:table-cell>
          <table:table-cell office:value-type="string" calcext:value-type="string">
            <text:p>Reconstruct the Q, R, or X Matrices from a QR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qty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qy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aux.html" xlink:type="simple">qr.R</text:a></text:p>
          </table:table-cell>
          <table:table-cell office:value-type="string" calcext:value-type="string">
            <text:p>Reconstruct the Q, R, or X Matrices from a QR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resid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qr.solve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aux.html" xlink:type="simple">qr.X</text:a></text:p>
          </table:table-cell>
          <table:table-cell office:value-type="string" calcext:value-type="string">
            <text:p>Reconstruct the Q, R, or X Matrices from a QR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eekday.POSIXt.html" xlink:type="simple">quarters</text:a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it.html" xlink:type="simple">quit</text:a></text:p>
          </table:table-cell>
          <table:table-cell office:value-type="string" calcext:value-type="string">
            <text:p>Terminate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titute.html" xlink:type="simple">quote</text:a></text:p>
          </table:table-cell>
          <table:table-cell office:value-type="string" calcext:value-type="string">
            <text:p>Substituting and Quoting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Quotes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R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home.html" xlink:type="simple">R.home</text:a></text:p>
          </table:table-cell>
          <table:table-cell office:value-type="string" calcext:value-type="string">
            <text:p>Return the R Home Direc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rsion.html" xlink:type="simple">R.Version</text:a></text:p>
          </table:table-cell>
          <table:table-cell office:value-type="string" calcext:value-type="string">
            <text:p>Version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rsion.html" xlink:type="simple">R.version.string</text:a></text:p>
          </table:table-cell>
          <table:table-cell office:value-type="string" calcext:value-type="string">
            <text:p>Version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Random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-user.html" xlink:type="simple">Random.user</text:a></text:p>
          </table:table-cell>
          <table:table-cell office:value-type="string" calcext:value-type="string">
            <text:p>User-supplied 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ge.html" xlink:type="simple">range</text:a></text:p>
          </table:table-cell>
          <table:table-cell office:value-type="string" calcext:value-type="string">
            <text:p>Range of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k.html" xlink:type="simple">rank</text:a></text:p>
          </table:table-cell>
          <table:table-cell office:value-type="string" calcext:value-type="string">
            <text:p>Sample Ra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pply.html" xlink:type="simple">rapply</text:a></text:p>
          </table:table-cell>
          <table:table-cell office:value-type="string" calcext:value-type="string">
            <text:p>Recursively Apply a Function to a 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.html" xlink:type="simple">raw</text:a></text:p>
          </table:table-cell>
          <table:table-cell office:value-type="string" calcext:value-type="string">
            <text:p>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nection.html" xlink:type="simple">rawConnection</text:a></text:p>
          </table:table-cell>
          <table:table-cell office:value-type="string" calcext:value-type="string">
            <text:p>Raw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nection.html" xlink:type="simple">rawConnectionValue</text:a></text:p>
          </table:table-cell>
          <table:table-cell office:value-type="string" calcext:value-type="string">
            <text:p>Raw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rawShift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rawToBits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wConversion.html" xlink:type="simple">rawToChar</text:a></text:p>
          </table:table-cell>
          <table:table-cell office:value-type="string" calcext:value-type="string">
            <text:p>Convert to or from (Bit/Packed) Raw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rbind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rbind.data.frame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appa.html" xlink:type="simple">rcond</text:a></text:p>
          </table:table-cell>
          <table:table-cell office:value-type="string" calcext:value-type="string">
            <text:p>Compute or Estimate the Condition Number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dUtils.html" xlink:type="simple">Rd2pdf</text:a></text:p>
          </table:table-cell>
          <table:table-cell office:value-type="string" calcext:value-type="string">
            <text:p>Utilities for Processing Rd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dUtils.html" xlink:type="simple">RD2PDF_INPUTENC</text:a></text:p>
          </table:table-cell>
          <table:table-cell office:value-type="string" calcext:value-type="string">
            <text:p>Utilities for Processing Rd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dUtils.html" xlink:type="simple">Rdconv</text:a></text:p>
          </table:table-cell>
          <table:table-cell office:value-type="string" calcext:value-type="string">
            <text:p>Utilities for Processing Rd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lex.html" xlink:type="simple">Re</text:a></text:p>
          </table:table-cell>
          <table:table-cell office:value-type="string" calcext:value-type="string">
            <text:p>Complex Numbers and Basic Func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cf.html" xlink:type="simple">read.dcf</text:a></text:p>
          </table:table-cell>
          <table:table-cell office:value-type="string" calcext:value-type="string">
            <text:p>Read and Write Data in DCF 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Bin.html" xlink:type="simple">readBin</text:a></text:p>
          </table:table-cell>
          <table:table-cell office:value-type="string" calcext:value-type="string">
            <text:p>Transfer Binary Data To and From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Char.html" xlink:type="simple">readChar</text:a></text:p>
          </table:table-cell>
          <table:table-cell office:value-type="string" calcext:value-type="string">
            <text:p>Transfer Character Strings To and From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line.html" xlink:type="simple">readline</text:a></text:p>
          </table:table-cell>
          <table:table-cell office:value-type="string" calcext:value-type="string">
            <text:p>Read a Line from the Termi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Lines.html" xlink:type="simple">readLines</text:a></text:p>
          </table:table-cell>
          <table:table-cell office:value-type="string" calcext:value-type="string">
            <text:p>Read Text Lines from a Conn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RDS.html" xlink:type="simple">readRDS</text:a></text:p>
          </table:table-cell>
          <table:table-cell office:value-type="string" calcext:value-type="string">
            <text:p>Serialization Interface for Singl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Renviron.html" xlink:type="simple">readRenviron</text:a></text:p>
          </table:table-cell>
          <table:table-cell office:value-type="string" calcext:value-type="string">
            <text:p>Set Environment Variables from a 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call.html" xlink:type="simple">Recall</text:a></text:p>
          </table:table-cell>
          <table:table-cell office:value-type="string" calcext:value-type="string">
            <text:p>Recursive Call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prog.html" xlink:type="simple">Reduce</text:a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.finalizer.html" xlink:type="simple">reg.finalizer</text:a></text:p>
          </table:table-cell>
          <table:table-cell office:value-type="string" calcext:value-type="string">
            <text:p>Finalization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ex.html" xlink:type="simple">regex</text:a></text:p>
          </table:table-cell>
          <table:table-cell office:value-type="string" calcext:value-type="string">
            <text:p>Regular Expressions as used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regexec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ex.html" xlink:type="simple">regexp</text:a></text:p>
          </table:table-cell>
          <table:table-cell office:value-type="string" calcext:value-type="string">
            <text:p>Regular Expressions as used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regexpr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NativeSymbolInfo.html" xlink:type="simple">RegisteredNativeSymbol</text:a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matches.html" xlink:type="simple">regmatches</text:a></text:p>
          </table:table-cell>
          <table:table-cell office:value-type="string" calcext:value-type="string">
            <text:p>Extract or Replace Matched Sub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gex.html" xlink:type="simple">regular expression</text:a></text:p>
          </table:table-cell>
          <table:table-cell office:value-type="string" calcext:value-type="string">
            <text:p>Regular Expressions as used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m.html" xlink:type="simple">remove</text:a></text:p>
          </table:table-cell>
          <table:table-cell office:value-type="string" calcext:value-type="string">
            <text:p>Remove Objects from a Specified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skCallback.html" xlink:type="simple">removeTaskCallback</text:a></text:p>
          </table:table-cell>
          <table:table-cell office:value-type="string" calcext:value-type="string">
            <text:p>Add or Remove a Top-Level Task Call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environ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p.html" xlink:type="simple">rep</text:a></text:p>
          </table:table-cell>
          <table:table-cell office:value-type="string" calcext:value-type="string">
            <text:p>Replicate Elements of Vectors and 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rep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rep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repeat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place.html" xlink:type="simple">replace</text:a></text:p>
          </table:table-cell>
          <table:table-cell office:value-type="string" calcext:value-type="string">
            <text:p>Replace Values in a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pply.html" xlink:type="simple">replicate</text:a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p.html" xlink:type="simple">rep_len</text:a></text:p>
          </table:table-cell>
          <table:table-cell office:value-type="string" calcext:value-type="string">
            <text:p>Replicate Elements of Vectors and 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require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requireNamespace</text:a></text:p>
          </table:table-cell>
          <table:table-cell office:value-type="string" calcext:value-type="string">
            <text:p>Loading and Unloading Name Sp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served.html" xlink:type="simple">Reserved</text:a></text:p>
          </table:table-cell>
          <table:table-cell office:value-type="string" calcext:value-type="string">
            <text:p>Reserved Words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served.html" xlink:type="simple">reserved</text:a></text:p>
          </table:table-cell>
          <table:table-cell office:value-type="string" calcext:value-type="string">
            <text:p>Reserved Words in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restartDescrip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restartFormal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mem.html" xlink:type="simple">retracemem</text:a></text:p>
          </table:table-cell>
          <table:table-cell office:value-type="string" calcext:value-type="string">
            <text:p>Trace Copying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unction.html" xlink:type="simple">return</text:a></text:p>
          </table:table-cell>
          <table:table-cell office:value-type="string" calcext:value-type="string">
            <text:p>Function De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.html" xlink:type="simple">returnValue</text:a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v.html" xlink:type="simple">rev</text:a></text:p>
          </table:table-cell>
          <table:table-cell office:value-type="string" calcext:value-type="string">
            <text:p>Reverse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le.html" xlink:type="simple">rle</text:a></text:p>
          </table:table-cell>
          <table:table-cell office:value-type="string" calcext:value-type="string">
            <text:p>Run Length Enco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m.html" xlink:type="simple">rm</text:a></text:p>
          </table:table-cell>
          <table:table-cell office:value-type="string" calcext:value-type="string">
            <text:p>Remove Objects from a Specified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RNG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RNGkind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RNGversion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html" xlink:type="simple">round</text:a></text:p>
          </table:table-cell>
          <table:table-cell office:value-type="string" calcext:value-type="string">
            <text:p>Rounding of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POSIXt.html" xlink:type="simple">round.Date</text:a></text:p>
          </table:table-cell>
          <table:table-cell office:value-type="string" calcext:value-type="string">
            <text:p>Round / Truncate Data-Tim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POSIXt.html" xlink:type="simple">round.POSIXt</text:a></text:p>
          </table:table-cell>
          <table:table-cell office:value-type="string" calcext:value-type="string">
            <text:p>Round / Truncate Data-Tim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w.html" xlink:type="simple">row</text:a></text:p>
          </table:table-cell>
          <table:table-cell office:value-type="string" calcext:value-type="string">
            <text:p>Row Index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w.names.html" xlink:type="simple">row.names</text:a></text:p>
          </table:table-cell>
          <table:table-cell office:value-type="string" calcext:value-type="string">
            <text:p>Get and Set Row Names for Data Fr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rowMean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names.html" xlink:type="simple">rownames</text:a></text:p>
          </table:table-cell>
          <table:table-cell office:value-type="string" calcext:value-type="string">
            <text:p>Row and Column N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wsum.html" xlink:type="simple">rowsum</text:a></text:p>
          </table:table-cell>
          <table:table-cell office:value-type="string" calcext:value-type="string">
            <text:p>Give Column Sums of a Matrix or Data Frame, Based on a Grouping Vari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rowSum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profile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profile.site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BATCH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BROWSE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COMPLETION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R_C_BOUNDS_CHECK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R_DEFAULT_DEVICE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_DEFAULT_PACKAGES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DOC_DI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_ENVIRON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_ENVIRON_USER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torture.html" xlink:type="simple">R_GCTORTURE</text:a></text:p>
          </table:table-cell>
          <table:table-cell office:value-type="string" calcext:value-type="string">
            <text:p>Torture Garbage Coll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torture.html" xlink:type="simple">R_GCTORTURE_INHIBIT_RELEASE</text:a></text:p>
          </table:table-cell>
          <table:table-cell office:value-type="string" calcext:value-type="string">
            <text:p>Torture Garbage Coll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ctorture.html" xlink:type="simple">R_GCTORTURE_WAIT</text:a></text:p>
          </table:table-cell>
          <table:table-cell office:value-type="string" calcext:value-type="string">
            <text:p>Torture Garbage Coll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GSCMD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HISTFIL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HISTSIZ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home.html" xlink:type="simple">R_HOME</text:a></text:p>
          </table:table-cell>
          <table:table-cell office:value-type="string" calcext:value-type="string">
            <text:p>Return the R Home Direc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cuSetCollate.html" xlink:type="simple">R_ICU_LOCALE</text:a></text:p>
          </table:table-cell>
          <table:table-cell office:value-type="string" calcext:value-type="string">
            <text:p>Setup Collation by IC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INCLUDE_DI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R_INTERACTIVE_DEVICE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R_KEEP_PKG_SOURCE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R_LIBS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R_LIBS_SITE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R_LIBS_USER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ynload.html" xlink:type="simple">R_MAX_NUM_DLLS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PAPERSIZ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PCRE_JIT_STACK_MAXSIZE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PDFVIEWE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PLATFORM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PRINTCMD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_PROFILE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R_PROFILE_USER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RD4PDF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SHARE_DI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SUPPORT_OLD_TARS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R_system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TEXI2DVICMD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UNZIPCMD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USE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R_ZIPCMD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S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S3groupGeneric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S3Methods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sS4.html" xlink:type="simple">S4</text:a></text:p>
          </table:table-cell>
          <table:table-cell office:value-type="string" calcext:value-type="string">
            <text:p>Test for an S4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ample.html" xlink:type="simple">sample</text:a></text:p>
          </table:table-cell>
          <table:table-cell office:value-type="string" calcext:value-type="string">
            <text:p>Random Samples and Permut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pply.html" xlink:type="simple">sapply</text:a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ave.html" xlink:type="simple">save</text:a></text:p>
          </table:table-cell>
          <table:table-cell office:value-type="string" calcext:value-type="string">
            <text:p>Save R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RDS.html" xlink:type="simple">saveRDS</text:a></text:p>
          </table:table-cell>
          <table:table-cell office:value-type="string" calcext:value-type="string">
            <text:p>Serialization Interface for Singl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cale.html" xlink:type="simple">scale</text:a></text:p>
          </table:table-cell>
          <table:table-cell office:value-type="string" calcext:value-type="string">
            <text:p>Scaling and Centering of Matrix-lik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can.html" xlink:type="simple">scan</text:a></text:p>
          </table:table-cell>
          <table:table-cell office:value-type="string" calcext:value-type="string">
            <text:p>Read Data Va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arch.html" xlink:type="simple">search</text:a></text:p>
          </table:table-cell>
          <table:table-cell office:value-type="string" calcext:value-type="string">
            <text:p>Give Search Path for R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arch.html" xlink:type="simple">searchpaths</text:a></text:p>
          </table:table-cell>
          <table:table-cell office:value-type="string" calcext:value-type="string">
            <text:p>Give Search Path for R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ek.html" xlink:type="simple">seek</text:a></text:p>
          </table:table-cell>
          <table:table-cell office:value-type="string" calcext:value-type="string">
            <text:p>Functions to Reposition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.html" xlink:type="simple">seq</text:a></text:p>
          </table:table-cell>
          <table:table-cell office:value-type="string" calcext:value-type="string">
            <text:p>Sequence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.Date.html" xlink:type="simple">seq.Date</text:a></text:p>
          </table:table-cell>
          <table:table-cell office:value-type="string" calcext:value-type="string">
            <text:p>Generate Regular Sequences of Da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.POSIXt.html" xlink:type="simple">seq.POSIXt</text:a></text:p>
          </table:table-cell>
          <table:table-cell office:value-type="string" calcext:value-type="string">
            <text:p>Generate Regular Sequences of Ti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uence.html" xlink:type="simple">sequence</text:a></text:p>
          </table:table-cell>
          <table:table-cell office:value-type="string" calcext:value-type="string">
            <text:p>Create A Vector of Sequ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.html" xlink:type="simple">seq_along</text:a></text:p>
          </table:table-cell>
          <table:table-cell office:value-type="string" calcext:value-type="string">
            <text:p>Sequence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q.html" xlink:type="simple">seq_len</text:a></text:p>
          </table:table-cell>
          <table:table-cell office:value-type="string" calcext:value-type="string">
            <text:p>Sequence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rialize.html" xlink:type="simple">serialize</text:a></text:p>
          </table:table-cell>
          <table:table-cell office:value-type="string" calcext:value-type="string">
            <text:p>Simple Serializa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serverSocket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set.seed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setdiff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setequal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rhooks.html" xlink:type="simple">setHook</text:a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TimeLimit.html" xlink:type="simple">setSessionTimeLimit</text:a></text:p>
          </table:table-cell>
          <table:table-cell office:value-type="string" calcext:value-type="string">
            <text:p>Set CPU and/or Elapsed Time Lim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TimeLimit.html" xlink:type="simple">setTimeLimit</text:a></text:p>
          </table:table-cell>
          <table:table-cell office:value-type="string" calcext:value-type="string">
            <text:p>Set CPU and/or Elapsed Time Lim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wd.html" xlink:type="simple">setwd</text:a></text:p>
          </table:table-cell>
          <table:table-cell office:value-type="string" calcext:value-type="string">
            <text:p>Get or Set Working Direc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ell.html" xlink:type="simple">shell</text:a></text:p>
          </table:table-cell>
          <table:table-cell office:value-type="string" calcext:value-type="string">
            <text:p>Invoke a System Command, using a Sh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ell.exec.html" xlink:type="simple">shell.exec</text:a></text:p>
          </table:table-cell>
          <table:table-cell office:value-type="string" calcext:value-type="string">
            <text:p>Open a File or URL using Windows File Associ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showConnections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Quote.html" xlink:type="simple">shQuote</text:a></text:p>
          </table:table-cell>
          <table:table-cell office:value-type="string" calcext:value-type="string">
            <text:p>Quote Strings for Use in OS She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ign.html" xlink:type="simple">sign</text:a></text:p>
          </table:table-cell>
          <table:table-cell office:value-type="string" calcext:value-type="string">
            <text:p>Sign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ignal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html" xlink:type="simple">signif</text:a></text:p>
          </table:table-cell>
          <table:table-cell office:value-type="string" calcext:value-type="string">
            <text:p>Rounding of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imple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impleError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impleMessage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impleWarning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pply.html" xlink:type="simple">simplify2array</text:a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sin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uble.html" xlink:type="simple">single</text:a></text:p>
          </table:table-cell>
          <table:table-cell office:value-type="string" calcext:value-type="string">
            <text:p>Double-Precision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sinh</text:a></text:p>
          </table:table-cell>
          <table:table-cell office:value-type="string" calcext:value-type="string">
            <text:p>Hyperbol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ink.html" xlink:type="simple">sink</text:a></text:p>
          </table:table-cell>
          <table:table-cell office:value-type="string" calcext:value-type="string">
            <text:p>Send R Output to a 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sinpi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lice.index.html" xlink:type="simple">slice.index</text:a></text:p>
          </table:table-cell>
          <table:table-cell office:value-type="string" calcext:value-type="string">
            <text:p>Slice Indexes in an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socketAccept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socketConnectio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ocketSelect.html" xlink:type="simple">socketSelect</text:a></text:p>
          </table:table-cell>
          <table:table-cell office:value-type="string" calcext:value-type="string">
            <text:p>Wait on Socket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socketTimeout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olve.html" xlink:type="simple">solve</text:a></text:p>
          </table:table-cell>
          <table:table-cell office:value-type="string" calcext:value-type="string">
            <text:p>Solve a System of Equ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r.html" xlink:type="simple">solve.qr</text:a></text:p>
          </table:table-cell>
          <table:table-cell office:value-type="string" calcext:value-type="string">
            <text:p>The QR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ort.html" xlink:type="simple">sort</text:a></text:p>
          </table:table-cell>
          <table:table-cell office:value-type="string" calcext:value-type="string">
            <text:p>Sorting or Ordering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rder.html" xlink:type="simple">sort.list</text:a></text:p>
          </table:table-cell>
          <table:table-cell office:value-type="string" calcext:value-type="string">
            <text:p>Ordering Permu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ource.html" xlink:type="simple">source</text:a></text:p>
          </table:table-cell>
          <table:table-cell office:value-type="string" calcext:value-type="string">
            <text:p>Read R Code from a File, a Connection o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Special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lit.html" xlink:type="simple">split</text:a></text:p>
          </table:table-cell>
          <table:table-cell office:value-type="string" calcext:value-type="string">
            <text:p>Divide into Groups and Reassem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split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split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rintf.html" xlink:type="simple">sprintf</text:a></text:p>
          </table:table-cell>
          <table:table-cell office:value-type="string" calcext:value-type="string">
            <text:p>Use C-style String Formatting Comm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hFun.html" xlink:type="simple">sqrt</text:a></text:p>
          </table:table-cell>
          <table:table-cell office:value-type="string" calcext:value-type="string">
            <text:p>Miscellaneous Mathematical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Quote.html" xlink:type="simple">sQuote</text:a></text:p>
          </table:table-cell>
          <table:table-cell office:value-type="string" calcext:value-type="string">
            <text:p>Quote Te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-clas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alia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alias-clas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copy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filecopy-clas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ref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rcref-class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stackOverflowError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ckOverflows.html" xlink:type="simple">StackOverflows</text:a></text:p>
          </table:table-cell>
          <table:table-cell office:value-type="string" calcext:value-type="string">
            <text:p>Stack Overflow Err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ndardGeneric.html" xlink:type="simple">standardGeneric</text:a></text:p>
          </table:table-cell>
          <table:table-cell office:value-type="string" calcext:value-type="string">
            <text:p>Formal Method System - Dispatching S4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sWith.html" xlink:type="simple">startsWith</text:a></text:p>
          </table:table-cell>
          <table:table-cell office:value-type="string" calcext:value-type="string">
            <text:p>Does String Start or End With Another String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Startup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stderr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stdin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howConnections.html" xlink:type="simple">stdout</text:a></text:p>
          </table:table-cell>
          <table:table-cell office:value-type="string" calcext:value-type="string">
            <text:p>Display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op.html" xlink:type="simple">stop</text:a></text:p>
          </table:table-cell>
          <table:table-cell office:value-type="string" calcext:value-type="string">
            <text:p>Stop Function Execu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opifnot.html" xlink:type="simple">stopifnot</text:a></text:p>
          </table:table-cell>
          <table:table-cell office:value-type="string" calcext:value-type="string">
            <text:p>Ensure the Truth of 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ode.html" xlink:type="simple">storage.mode</text:a></text:p>
          </table:table-cell>
          <table:table-cell office:value-type="string" calcext:value-type="string">
            <text:p>The (Storage) Mode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str.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se.html" xlink:type="simple">str2expression</text:a></text:p>
          </table:table-cell>
          <table:table-cell office:value-type="string" calcext:value-type="string">
            <text:p>Parse 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se.html" xlink:type="simple">str2lang</text:a></text:p>
          </table:table-cell>
          <table:table-cell office:value-type="string" calcext:value-type="string">
            <text:p>Parse 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ptime.html" xlink:type="simple">strftime</text:a></text:p>
          </table:table-cell>
          <table:table-cell office:value-type="string" calcext:value-type="string">
            <text:p>Date-time Conversion Functions to and from Charac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ptime.html" xlink:type="simple">strptime</text:a></text:p>
          </table:table-cell>
          <table:table-cell office:value-type="string" calcext:value-type="string">
            <text:p>Date-time Conversion Functions to and from Charac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rep.html" xlink:type="simple">strrep</text:a></text:p>
          </table:table-cell>
          <table:table-cell office:value-type="string" calcext:value-type="string">
            <text:p>Repeat the Elements of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split.html" xlink:type="simple">strsplit</text:a></text:p>
          </table:table-cell>
          <table:table-cell office:value-type="string" calcext:value-type="string">
            <text:p>Split the Elements of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toi.html" xlink:type="simple">strtoi</text:a></text:p>
          </table:table-cell>
          <table:table-cell office:value-type="string" calcext:value-type="string">
            <text:p>Convert Strings to Integ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trim.html" xlink:type="simple">strtrim</text:a></text:p>
          </table:table-cell>
          <table:table-cell office:value-type="string" calcext:value-type="string">
            <text:p>Trim Character Strings to Specified Display Wid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ucture.html" xlink:type="simple">structure</text:a></text:p>
          </table:table-cell>
          <table:table-cell office:value-type="string" calcext:value-type="string">
            <text:p>Attribute Specif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rwrap.html" xlink:type="simple">strwrap</text:a></text:p>
          </table:table-cell>
          <table:table-cell office:value-type="string" calcext:value-type="string">
            <text:p>Wrap Character Strings to Format Paragrap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ep.html" xlink:type="simple">sub</text:a></text:p>
          </table:table-cell>
          <table:table-cell office:value-type="string" calcext:value-type="string">
            <text:p>Pattern Matching and Replac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Subscript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et.html" xlink:type="simple">subset</text:a></text:p>
          </table:table-cell>
          <table:table-cell office:value-type="string" calcext:value-type="string">
            <text:p>Subsetting Vectors, Matrices and Data Fr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titute.html" xlink:type="simple">substitute</text:a></text:p>
          </table:table-cell>
          <table:table-cell office:value-type="string" calcext:value-type="string">
            <text:p>Substituting and Quoting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tr.html" xlink:type="simple">substr</text:a></text:p>
          </table:table-cell>
          <table:table-cell office:value-type="string" calcext:value-type="string">
            <text:p>Substrings of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bstr.html" xlink:type="simple">substring</text:a></text:p>
          </table:table-cell>
          <table:table-cell office:value-type="string" calcext:value-type="string">
            <text:p>Substrings of a Characte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m.html" xlink:type="simple">sum</text:a></text:p>
          </table:table-cell>
          <table:table-cell office:value-type="string" calcext:value-type="string">
            <text:p>Sum of Vector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Summary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ummary.html" xlink:type="simple">summary</text:a></text:p>
          </table:table-cell>
          <table:table-cell office:value-type="string" calcext:value-type="string">
            <text:p>Object Summa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summary.connection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Summary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summary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Summary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Summary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Summary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Summary.ordered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Summary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summary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Summary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oc.time.html" xlink:type="simple">summary.proc_time</text:a></text:p>
          </table:table-cell>
          <table:table-cell office:value-type="string" calcext:value-type="string">
            <text:p>Running Time of 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ummary.srcfile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summary.srcref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summary.table</text:a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summary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suppressMessages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suppressPackageStartupMessages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.html" xlink:type="simple">suppressWarnings</text:a></text:p>
          </table:table-cell>
          <table:table-cell office:value-type="string" calcext:value-type="string">
            <text:p>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suspendInterrupt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vd.html" xlink:type="simple">svd</text:a></text:p>
          </table:table-cell>
          <table:table-cell office:value-type="string" calcext:value-type="string">
            <text:p>Singular Value Decomposition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weep.html" xlink:type="simple">sweep</text:a></text:p>
          </table:table-cell>
          <table:table-cell office:value-type="string" calcext:value-type="string">
            <text:p>Sweep out Array Summa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witch.html" xlink:type="simple">switch</text:a></text:p>
          </table:table-cell>
          <table:table-cell office:value-type="string" calcext:value-type="string">
            <text:p>Select One of a List of Alternativ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ntax.html" xlink:type="simple">Syntax</text:a></text:p>
          </table:table-cell>
          <table:table-cell office:value-type="string" calcext:value-type="string">
            <text:p>Operator Syntax and Preced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2.html" xlink:type="simple">Sys.chmod</text:a></text:p>
          </table:table-cell>
          <table:table-cell office:value-type="string" calcext:value-type="string">
            <text:p>Manipulation of Directories and File Permi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time.html" xlink:type="simple">Sys.Date</text:a></text:p>
          </table:table-cell>
          <table:table-cell office:value-type="string" calcext:value-type="string">
            <text:p>Get Current Date and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getenv.html" xlink:type="simple">Sys.getenv</text:a></text:p>
          </table:table-cell>
          <table:table-cell office:value-type="string" calcext:value-type="string">
            <text:p>Get 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Sys.getlocale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getpid.html" xlink:type="simple">Sys.getpid</text:a></text:p>
          </table:table-cell>
          <table:table-cell office:value-type="string" calcext:value-type="string">
            <text:p>Get the Process ID of the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glob.html" xlink:type="simple">Sys.glob</text:a></text:p>
          </table:table-cell>
          <table:table-cell office:value-type="string" calcext:value-type="string">
            <text:p>Wildcard Expansion on File Pa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info.html" xlink:type="simple">Sys.info</text:a></text:p>
          </table:table-cell>
          <table:table-cell office:value-type="string" calcext:value-type="string">
            <text:p>Extract System and User Infor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.html" xlink:type="simple">Sys.junction</text:a></text:p>
          </table:table-cell>
          <table:table-cell office:value-type="string" calcext:value-type="string">
            <text:p>File 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localeconv.html" xlink:type="simple">Sys.localeconv</text:a></text:p>
          </table:table-cell>
          <table:table-cell office:value-type="string" calcext:value-type="string">
            <text:p>Find Details of the Numerical and Monetary Representations in the Current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parent.html" xlink:type="simple">sys.on.exit</text:a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parent.html" xlink:type="simple">sys.parent</text:a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readlink.html" xlink:type="simple">Sys.readlink</text:a></text:p>
          </table:table-cell>
          <table:table-cell office:value-type="string" calcext:value-type="string">
            <text:p>Read File Symbolic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setenv.html" xlink:type="simple">Sys.setenv</text:a></text:p>
          </table:table-cell>
          <table:table-cell office:value-type="string" calcext:value-type="string">
            <text:p>Set or Unset 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setFileTime.html" xlink:type="simple">Sys.setFileTime</text:a></text:p>
          </table:table-cell>
          <table:table-cell office:value-type="string" calcext:value-type="string">
            <text:p>Set File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text.html" xlink:type="simple">Sys.setLanguage</text:a></text:p>
          </table:table-cell>
          <table:table-cell office:value-type="string" calcext:value-type="string">
            <text:p>Translate Text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Sys.setlocale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sleep.html" xlink:type="simple">Sys.sleep</text:a></text:p>
          </table:table-cell>
          <table:table-cell office:value-type="string" calcext:value-type="string">
            <text:p>Suspend Execution for a Time Interv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source.html" xlink:type="simple">sys.source</text:a></text:p>
          </table:table-cell>
          <table:table-cell office:value-type="string" calcext:value-type="string">
            <text:p>Parse and Evaluate Expressions from a 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parent.html" xlink:type="simple">sys.status</text:a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time.html" xlink:type="simple">Sys.time</text:a></text:p>
          </table:table-cell>
          <table:table-cell office:value-type="string" calcext:value-type="string">
            <text:p>Get Current Date and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Sys.timezone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2.html" xlink:type="simple">Sys.umask</text:a></text:p>
          </table:table-cell>
          <table:table-cell office:value-type="string" calcext:value-type="string">
            <text:p>Manipulation of Directories and File Permi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setenv.html" xlink:type="simple">Sys.unsetenv</text:a></text:p>
          </table:table-cell>
          <table:table-cell office:value-type="string" calcext:value-type="string">
            <text:p>Set or Unset 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.which.html" xlink:type="simple">Sys.which</text:a></text:p>
          </table:table-cell>
          <table:table-cell office:value-type="string" calcext:value-type="string">
            <text:p>Find Full Paths to Execu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tem.html" xlink:type="simple">system</text:a></text:p>
          </table:table-cell>
          <table:table-cell office:value-type="string" calcext:value-type="string">
            <text:p>Invoke a System Comm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tem.file.html" xlink:type="simple">system.file</text:a></text:p>
          </table:table-cell>
          <table:table-cell office:value-type="string" calcext:value-type="string">
            <text:p>Find Names of R System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tem.time.html" xlink:type="simple">system.time</text:a></text:p>
          </table:table-cell>
          <table:table-cell office:value-type="string" calcext:value-type="string">
            <text:p>CPU Time 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ystem2.html" xlink:type="simple">system2</text:a></text:p>
          </table:table-cell>
          <table:table-cell office:value-type="string" calcext:value-type="string">
            <text:p>Invoke a System Command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T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T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.html" xlink:type="simple">t</text:a></text:p>
          </table:table-cell>
          <table:table-cell office:value-type="string" calcext:value-type="string">
            <text:p>Matrix Transpo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table</text:a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ulate.html" xlink:type="simple">tabulate</text:a></text:p>
          </table:table-cell>
          <table:table-cell office:value-type="string" calcext:value-type="string">
            <text:p>Tabulation fo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tan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yperbolic.html" xlink:type="simple">tanh</text:a></text:p>
          </table:table-cell>
          <table:table-cell office:value-type="string" calcext:value-type="string">
            <text:p>Hyperbol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tanpi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pply.html" xlink:type="simple">tapply</text:a></text:p>
          </table:table-cell>
          <table:table-cell office:value-type="string" calcext:value-type="string">
            <text:p>Apply a Function Over a Ragged Ar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skCallbackManager.html" xlink:type="simple">taskCallbackManager</text:a></text:p>
          </table:table-cell>
          <table:table-cell office:value-type="string" calcext:value-type="string">
            <text:p>Create an R-level Task Callback Mana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rossprod.html" xlink:type="simple">tcrossprod</text:a></text:p>
          </table:table-cell>
          <table:table-cell office:value-type="string" calcext:value-type="string">
            <text:p>Matrix Crossprodu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empfile.html" xlink:type="simple">tempdir</text:a></text:p>
          </table:table-cell>
          <table:table-cell office:value-type="string" calcext:value-type="string">
            <text:p>Create Names for Temporary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empfile.html" xlink:type="simple">tempfile</text:a></text:p>
          </table:table-cell>
          <table:table-cell office:value-type="string" calcext:value-type="string">
            <text:p>Create Names for Temporary Fi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extconnections.html" xlink:type="simple">textConnection</text:a></text:p>
          </table:table-cell>
          <table:table-cell office:value-type="string" calcext:value-type="string">
            <text:p>Text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extconnections.html" xlink:type="simple">textConnectionValue</text:a></text:p>
          </table:table-cell>
          <table:table-cell office:value-type="string" calcext:value-type="string">
            <text:p>Text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lde.html" xlink:type="simple">tilde</text:a></text:p>
          </table:table-cell>
          <table:table-cell office:value-type="string" calcext:value-type="string">
            <text:p>Tilde Ope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th.expand.html" xlink:type="simple">tilde expansion</text:a></text:p>
          </table:table-cell>
          <table:table-cell office:value-type="string" calcext:value-type="string">
            <text:p>Expand File Path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time interval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ime zone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ime zones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imezone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imezones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Var.html" xlink:type="simple">TMPDIR</text:a></text:p>
          </table:table-cell>
          <table:table-cell office:value-type="string" calcext:value-type="string">
            <text:p>Environment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tr.html" xlink:type="simple">tolower</text:a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topenv.html" xlink:type="simple">topenv</text:a></text:p>
          </table:table-cell>
          <table:table-cell office:value-type="string" calcext:value-type="string">
            <text:p>Top Level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oString.html" xlink:type="simple">toString</text:a></text:p>
          </table:table-cell>
          <table:table-cell office:value-type="string" calcext:value-type="string">
            <text:p>Convert an R Object to a Character St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hartr.html" xlink:type="simple">toupper</text:a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.html" xlink:type="simple">trace</text:a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back.html" xlink:type="simple">traceback</text:a></text:p>
          </table:table-cell>
          <table:table-cell office:value-type="string" calcext:value-type="string">
            <text:p>Get and Print Call St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mem.html" xlink:type="simple">tracemem</text:a></text:p>
          </table:table-cell>
          <table:table-cell office:value-type="string" calcext:value-type="string">
            <text:p>Trace Copying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.html" xlink:type="simple">tracingState</text:a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nsform.html" xlink:type="simple">transform</text:a></text:p>
          </table:table-cell>
          <table:table-cell office:value-type="string" calcext:value-type="string">
            <text:p>Transform an Object, for Example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g.html" xlink:type="simple">Trig</text:a></text:p>
          </table:table-cell>
          <table:table-cell office:value-type="string" calcext:value-type="string">
            <text:p>Trigonomet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ecial.html" xlink:type="simple">trigamma</text:a></text:p>
          </table:table-cell>
          <table:table-cell office:value-type="string" calcext:value-type="string">
            <text:p>Special Functions of Mathema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imws.html" xlink:type="simple">trimws</text:a></text:p>
          </table:table-cell>
          <table:table-cell office:value-type="string" calcext:value-type="string">
            <text:p>Remove Leading/Trailing Whitesp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al.html" xlink:type="simple">TRUE</text:a></text:p>
          </table:table-cell>
          <table:table-cell office:value-type="string" calcext:value-type="string">
            <text:p>Logical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html" xlink:type="simple">trunc</text:a></text:p>
          </table:table-cell>
          <table:table-cell office:value-type="string" calcext:value-type="string">
            <text:p>Rounding of Numb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POSIXt.html" xlink:type="simple">trunc.Date</text:a></text:p>
          </table:table-cell>
          <table:table-cell office:value-type="string" calcext:value-type="string">
            <text:p>Round / Truncate Data-Tim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und.POSIXt.html" xlink:type="simple">trunc.POSIXt</text:a></text:p>
          </table:table-cell>
          <table:table-cell office:value-type="string" calcext:value-type="string">
            <text:p>Round / Truncate Data-Time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ek.html" xlink:type="simple">truncate</text:a></text:p>
          </table:table-cell>
          <table:table-cell office:value-type="string" calcext:value-type="string">
            <text:p>Functions to Reposition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y.html" xlink:type="simple">try</text:a></text:p>
          </table:table-cell>
          <table:table-cell office:value-type="string" calcext:value-type="string">
            <text:p>Try an Expression Allowing Error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tryCatch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tryInvokeRestart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ypeof.html" xlink:type="simple">type</text:a></text:p>
          </table:table-cell>
          <table:table-cell office:value-type="string" calcext:value-type="string">
            <text:p>The Type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ypeof.html" xlink:type="simple">typeof</text:a></text:p>
          </table:table-cell>
          <table:table-cell office:value-type="string" calcext:value-type="string">
            <text:p>The Type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Z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TZDIR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U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iles2.html" xlink:type="simple">umask</text:a></text:p>
          </table:table-cell>
          <table:table-cell office:value-type="string" calcext:value-type="string">
            <text:p>Manipulation of Directories and File Permi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unclass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bug.html" xlink:type="simple">undebug</text:a></text:p>
          </table:table-cell>
          <table:table-cell office:value-type="string" calcext:value-type="string">
            <text:p>Debug a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Conversion.html" xlink:type="simple">Unicode</text:a></text:p>
          </table:table-cell>
          <table:table-cell office:value-type="string" calcext:value-type="string">
            <text:p>Convert Integer Vectors to or from UTF-8-encoded Character Ve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ts.html" xlink:type="simple">union</text:a></text:p>
          </table:table-cell>
          <table:table-cell office:value-type="string" calcext:value-type="string">
            <text:p>Set Oper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nique.html" xlink:type="simple">unique</text:a></text:p>
          </table:table-cell>
          <table:table-cell office:value-type="string" calcext:value-type="string">
            <text:p>Extract Unique El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unique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unique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unique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units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nlink.html" xlink:type="simple">unlink</text:a></text:p>
          </table:table-cell>
          <table:table-cell office:value-type="string" calcext:value-type="string">
            <text:p>Delete Files and Direct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nlist.html" xlink:type="simple">unlist</text:a></text:p>
          </table:table-cell>
          <table:table-cell office:value-type="string" calcext:value-type="string">
            <text:p>Flatten 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load.html" xlink:type="simple">unloadNamespace</text:a></text:p>
          </table:table-cell>
          <table:table-cell office:value-type="string" calcext:value-type="string">
            <text:p>Loading and Unloading Name Sp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denv.html" xlink:type="simple">unlockBinding</text:a></text:p>
          </table:table-cell>
          <table:table-cell office:value-type="string" calcext:value-type="string">
            <text:p>Binding and Environment Locking, Active Bin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nname.html" xlink:type="simple">unname</text:a></text:p>
          </table:table-cell>
          <table:table-cell office:value-type="string" calcext:value-type="string">
            <text:p>Remove 'names' or 'dimname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rialize.html" xlink:type="simple">unserialize</text:a></text:p>
          </table:table-cell>
          <table:table-cell office:value-type="string" calcext:value-type="string">
            <text:p>Simple Serializa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plit.html" xlink:type="simple">unsplit</text:a></text:p>
          </table:table-cell>
          <table:table-cell office:value-type="string" calcext:value-type="string">
            <text:p>Divide into Groups and Reassem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.html" xlink:type="simple">untrace</text:a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mem.html" xlink:type="simple">untracemem</text:a></text:p>
          </table:table-cell>
          <table:table-cell office:value-type="string" calcext:value-type="string">
            <text:p>Trace Copying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unz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wer.tri.html" xlink:type="simple">upper.tri</text:a></text:p>
          </table:table-cell>
          <table:table-cell office:value-type="string" calcext:value-type="string">
            <text:p>Lower and Upper Triangular Part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url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UseMethod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filepaths.html" xlink:type="simple">UTF-8 file path</text:a></text:p>
          </table:table-cell>
          <table:table-cell office:value-type="string" calcext:value-type="string">
            <text:p>File Paths not in the Native Enco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tf8Conversion.html" xlink:type="simple">utf8ToInt</text:a></text:p>
          </table:table-cell>
          <table:table-cell office:value-type="string" calcext:value-type="string">
            <text:p>Convert Integer Vectors to or from UTF-8-encoded Character Vecto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V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alidUTF8.html" xlink:type="simple">validEnc</text:a></text:p>
          </table:table-cell>
          <table:table-cell office:value-type="string" calcext:value-type="string">
            <text:p>Check if a Character Vector is Validly Enco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alidUTF8.html" xlink:type="simple">validUTF8</text:a></text:p>
          </table:table-cell>
          <table:table-cell office:value-type="string" calcext:value-type="string">
            <text:p>Check if a Character Vector is Validly Enco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pply.html" xlink:type="simple">vapply</text:a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ctor.html" xlink:type="simple">vector</text:a></text:p>
          </table:table-cell>
          <table:table-cell office:value-type="string" calcext:value-type="string">
            <text:p>Vectors - Creation, Coercion, e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ctorize.html" xlink:type="simple">Vectorize</text:a></text:p>
          </table:table-cell>
          <table:table-cell office:value-type="string" calcext:value-type="string">
            <text:p>Vectorize a Scalar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Version.html" xlink:type="simple">version</text:a></text:p>
          </table:table-cell>
          <table:table-cell office:value-type="string" calcext:value-type="string">
            <text:p>Version Informati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W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.html" xlink:type="simple">warning</text:a></text:p>
          </table:table-cell>
          <table:table-cell office:value-type="string" calcext:value-type="string">
            <text:p>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warningCondition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eekday.POSIXt.html" xlink:type="simple">weekdays</text:a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hich.html" xlink:type="simple">which</text:a></text:p>
          </table:table-cell>
          <table:table-cell office:value-type="string" calcext:value-type="string">
            <text:p>Which indices are TRU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hich.min.html" xlink:type="simple">which.max</text:a></text:p>
          </table:table-cell>
          <table:table-cell office:value-type="string" calcext:value-type="string">
            <text:p>Where is the Min() or Max() or first TRUE or FALSE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hich.min.html" xlink:type="simple">which.min</text:a></text:p>
          </table:table-cell>
          <table:table-cell office:value-type="string" calcext:value-type="string">
            <text:p>Where is the Min() or Max() or first TRUE or FALSE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trol.html" xlink:type="simple">while</text:a></text:p>
          </table:table-cell>
          <table:table-cell office:value-type="string" calcext:value-type="string">
            <text:p>Control F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ith.html" xlink:type="simple">with</text:a></text:p>
          </table:table-cell>
          <table:table-cell office:value-type="string" calcext:value-type="string">
            <text:p>Evaluate an Expression in a Data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ource.html" xlink:type="simple">withAutoprint</text:a></text:p>
          </table:table-cell>
          <table:table-cell office:value-type="string" calcext:value-type="string">
            <text:p>Read R Code from a File, a Connection or 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withCallingHandler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ith.html" xlink:type="simple">within</text:a></text:p>
          </table:table-cell>
          <table:table-cell office:value-type="string" calcext:value-type="string">
            <text:p>Evaluate an Expression in a Data Environ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withRestarts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ithVisible.html" xlink:type="simple">withVisible</text:a></text:p>
          </table:table-cell>
          <table:table-cell office:value-type="string" calcext:value-type="string">
            <text:p>Return both a Value and its Visibi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rite.html" xlink:type="simple">write</text:a></text:p>
          </table:table-cell>
          <table:table-cell office:value-type="string" calcext:value-type="string">
            <text:p>Write Data to a 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cf.html" xlink:type="simple">write.dcf</text:a></text:p>
          </table:table-cell>
          <table:table-cell office:value-type="string" calcext:value-type="string">
            <text:p>Read and Write Data in DCF 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Bin.html" xlink:type="simple">writeBin</text:a></text:p>
          </table:table-cell>
          <table:table-cell office:value-type="string" calcext:value-type="string">
            <text:p>Transfer Binary Data To and From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eadChar.html" xlink:type="simple">writeChar</text:a></text:p>
          </table:table-cell>
          <table:table-cell office:value-type="string" calcext:value-type="string">
            <text:p>Transfer Character Strings To and From Conne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riteLines.html" xlink:type="simple">writeLines</text:a></text:p>
          </table:table-cell>
          <table:table-cell office:value-type="string" calcext:value-type="string">
            <text:p>Write Lines to a Connecti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X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xor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xtfrm.html" xlink:type="simple">xtfrm</text:a></text:p>
          </table:table-cell>
          <table:table-cell office:value-type="string" calcext:value-type="string">
            <text:p>Auxiliary Function for Sorting and Rank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xtfrm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nections.html" xlink:type="simple">xzfile</text:a></text:p>
          </table:table-cell>
          <table:table-cell office:value-type="string" calcext:value-type="string">
            <text:p>Functions to Manipulate Connections (Files, URLs, ...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Z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zapsmall.html" xlink:type="simple">zapsmall</text:a></text:p>
          </table:table-cell>
          <table:table-cell office:value-type="string" calcext:value-type="string">
            <text:p>Rounding of Numbers: Zapping Small Ones to Zero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-- misc -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!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!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!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!=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"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$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$.DLLInfo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$.package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$&lt;-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data.frame.html" xlink:type="simple">$&lt;-.data.frame</text:a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%%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mult.html" xlink:type="simple">%*%</text:a></text:p>
          </table:table-cell>
          <table:table-cell office:value-type="string" calcext:value-type="string">
            <text:p>Matrix Multi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%/%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tch.html" xlink:type="simple">%in%</text:a></text:p>
          </table:table-cell>
          <table:table-cell office:value-type="string" calcext:value-type="string">
            <text:p>Value Matc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uter.html" xlink:type="simple">%o%</text:a></text:p>
          </table:table-cell>
          <table:table-cell office:value-type="string" calcext:value-type="string">
            <text:p>Outer Product of Arr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ronecker.html" xlink:type="simple">%x%</text:a></text:p>
          </table:table-cell>
          <table:table-cell office:value-type="string" calcext:value-type="string">
            <text:p>Kronecker Products on Arr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&amp;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&amp;&amp;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&amp;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&amp;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'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en.html" xlink:type="simple">(</text:a></text:p>
          </table:table-cell>
          <table:table-cell office:value-type="string" calcext:value-type="string">
            <text:p>Parentheses and Br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*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**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*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+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s.Date.html" xlink:type="simple">+.Date</text:a></text:p>
          </table:table-cell>
          <table:table-cell office:value-type="string" calcext:value-type="string">
            <text:p>Operators on the 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+.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-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s.Date.html" xlink:type="simple">-.Date</text:a></text:p>
          </table:table-cell>
          <table:table-cell office:value-type="string" calcext:value-type="string">
            <text:p>Operators on the 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-.POSIX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-&gt;</text:a></text:p>
          </table:table-cell>
          <table:table-cell office:value-type="string" calcext:value-type="string">
            <text:p>Assignment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-&gt;&gt;</text:a></text:p>
          </table:table-cell>
          <table:table-cell office:value-type="string" calcext:value-type="string">
            <text:p>Assignment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.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.elt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.length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.names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1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ots.html" xlink:type="simple">..2</text:a></text:p>
          </table:table-cell>
          <table:table-cell office:value-type="string" calcext:value-type="string">
            <text:p>..., '..1', etc used in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arseOpts.html" xlink:type="simple">..deparseOpts</text:a></text:p>
          </table:table-cell>
          <table:table-cell office:value-type="string" calcext:value-type="string">
            <text:p>Options for Expression Depar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grep.html" xlink:type="simple">.amatch_bounds</text:a></text:p>
          </table:table-cell>
          <table:table-cell office:value-type="string" calcext:value-type="string">
            <text:p>Approximate String Matching (Fuzzy Matching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grep.html" xlink:type="simple">.amatch_costs</text:a></text:p>
          </table:table-cell>
          <table:table-cell office:value-type="string" calcext:value-type="string">
            <text:p>Approximate String Matching (Fuzzy Matching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utoload.html" xlink:type="simple">.Autoloaded</text:a></text:p>
          </table:table-cell>
          <table:table-cell office:value-type="string" calcext:value-type="string">
            <text:p>On-demand Load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utoload.html" xlink:type="simple">.AutoloadEnv</text:a></text:p>
          </table:table-cell>
          <table:table-cell office:value-type="string" calcext:value-type="string">
            <text:p>On-demand Load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.BaseNamespace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bincode.html" xlink:type="simple">.bincode</text:a></text:p>
          </table:table-cell>
          <table:table-cell office:value-type="string" calcext:value-type="string">
            <text:p>Bin a Numeric Ve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eign.html" xlink:type="simple">.C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llExternal.html" xlink:type="simple">.Call</text:a></text:p>
          </table:table-cell>
          <table:table-cell office:value-type="string" calcext:value-type="string">
            <text:p>Modern Interfaces to C/C++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.Class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lass.html" xlink:type="simple">.class2</text:a></text:p>
          </table:table-cell>
          <table:table-cell office:value-type="string" calcext:value-type="string">
            <text:p>Object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.html" xlink:type="simple">.col</text:a></text:p>
          </table:table-cell>
          <table:table-cell office:value-type="string" calcext:value-type="string">
            <text:p>Column Index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.colMean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.colSum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ttach.html" xlink:type="simple">.conflicts.OK</text:a></text:p>
          </table:table-cell>
          <table:table-cell office:value-type="string" calcext:value-type="string">
            <text:p>Attach Set of R Objects to Search Pa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.decode_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funct.html" xlink:type="simple">.Defunct</text:a></text:p>
          </table:table-cell>
          <table:table-cell office:value-type="string" calcext:value-type="string">
            <text:p>Marking Objects as Defun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arseOpts.html" xlink:type="simple">.deparseOpts</text:a></text:p>
          </table:table-cell>
          <table:table-cell office:value-type="string" calcext:value-type="string">
            <text:p>Options for Expression Depar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precated.html" xlink:type="simple">.Deprecated</text:a></text:p>
          </table:table-cell>
          <table:table-cell office:value-type="string" calcext:value-type="string">
            <text:p>Marking Objects as Deprec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v.html" xlink:type="simple">.Device</text:a></text:p>
          </table:table-cell>
          <table:table-cell office:value-type="string" calcext:value-type="string">
            <text:p>Lists of Open/Active Graphics Dev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ev.html" xlink:type="simple">.Devices</text:a></text:p>
          </table:table-cell>
          <table:table-cell office:value-type="string" calcext:value-type="string">
            <text:p>Lists of Open/Active Graphics Dev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.html" xlink:type="simple">.doTrace</text:a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dynam.html" xlink:type="simple">.dynLibs</text:a></text:p>
          </table:table-cell>
          <table:table-cell office:value-type="string" calcext:value-type="string">
            <text:p>Loading DLLs from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.encode_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.expand_R_libs_env_var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allExternal.html" xlink:type="simple">.External</text:a></text:p>
          </table:table-cell>
          <table:table-cell office:value-type="string" calcext:value-type="string">
            <text:p>Modern Interfaces to C/C++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.First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.First.sys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matc.html" xlink:type="simple">.format.zeros</text:a></text:p>
          </table:table-cell>
          <table:table-cell office:value-type="string" calcext:value-type="string">
            <text:p>Formatting Using C-style Form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oreign.html" xlink:type="simple">.Fortran</text:a></text:p>
          </table:table-cell>
          <table:table-cell office:value-type="string" calcext:value-type="string">
            <text:p>Foreign Function Interf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.Generic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nvironment.html" xlink:type="simple">.GlobalEnv</text:a></text:p>
          </table:table-cell>
          <table:table-cell office:value-type="string" calcext:value-type="string">
            <text:p>Environment Acc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roupGeneric.html" xlink:type="simple">.Group</text:a></text:p>
          </table:table-cell>
          <table:table-cell office:value-type="string" calcext:value-type="string">
            <text:p>S3 Group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.handleSimpleError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nal.html" xlink:type="simple">.Internal</text:a></text:p>
          </table:table-cell>
          <table:table-cell office:value-type="string" calcext:value-type="string">
            <text:p>Call an Internal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rcfile.html" xlink:type="simple">.isOpen</text:a></text:p>
          </table:table-cell>
          <table:table-cell office:value-type="string" calcext:value-type="string">
            <text:p>References to Source Files and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appa.html" xlink:type="simple">.kappa_tri</text:a></text:p>
          </table:table-cell>
          <table:table-cell office:value-type="string" calcext:value-type="string">
            <text:p>Compute or Estimate the Condition Number of a Matr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kronecker.html" xlink:type="simple">.kronecker</text:a></text:p>
          </table:table-cell>
          <table:table-cell office:value-type="string" calcext:value-type="string">
            <text:p>Kronecker Products on Arr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it.html" xlink:type="simple">.Last</text:a></text:p>
          </table:table-cell>
          <table:table-cell office:value-type="string" calcext:value-type="string">
            <text:p>Terminate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hooks.html" xlink:type="simple">.Last.lib</text:a></text:p>
          </table:table-cell>
          <table:table-cell office:value-type="string" calcext:value-type="string">
            <text:p>Hooks for Namespace Ev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it.html" xlink:type="simple">.Last.sys</text:a></text:p>
          </table:table-cell>
          <table:table-cell office:value-type="string" calcext:value-type="string">
            <text:p>Terminate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ast.value.html" xlink:type="simple">.Last.value</text:a></text:p>
          </table:table-cell>
          <table:table-cell office:value-type="string" calcext:value-type="string">
            <text:p>Value of Last Evaluated Expr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cales.html" xlink:type="simple">.LC.categories</text:a></text:p>
          </table:table-cell>
          <table:table-cell office:value-type="string" calcext:value-type="string">
            <text:p>Query or Set Aspects of the Loc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.leap.seconds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.libPaths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.Library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Paths.html" xlink:type="simple">.Library.site</text:a></text:p>
          </table:table-cell>
          <table:table-cell office:value-type="string" calcext:value-type="string">
            <text:p>Search Paths for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zMachine.html" xlink:type="simple">.Machine</text:a></text:p>
          </table:table-cell>
          <table:table-cell office:value-type="string" calcext:value-type="string">
            <text:p>Numerical Characteristics of the Mac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.makeMessage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.make_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apply.html" xlink:type="simple">.mapply</text:a></text:p>
          </table:table-cell>
          <table:table-cell office:value-type="string" calcext:value-type="string">
            <text:p>Apply a Function to Multiple List or Vector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Method.html" xlink:type="simple">.Method</text:a></text:p>
          </table:table-cell>
          <table:table-cell office:value-type="string" calcext:value-type="string">
            <text:p>Class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ibrary.html" xlink:type="simple">.noGenerics</text:a></text:p>
          </table:table-cell>
          <table:table-cell office:value-type="string" calcext:value-type="string">
            <text:p>Loading/Attaching and 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tyet.html" xlink:type="simple">.NotYetImplemented</text:a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tyet.html" xlink:type="simple">.NotYetUsed</text:a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hooks.html" xlink:type="simple">.onAttach</text:a></text:p>
          </table:table-cell>
          <table:table-cell office:value-type="string" calcext:value-type="string">
            <text:p>Hooks for Namespace Ev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hooks.html" xlink:type="simple">.onDetach</text:a></text:p>
          </table:table-cell>
          <table:table-cell office:value-type="string" calcext:value-type="string">
            <text:p>Hooks for Namespace Ev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hooks.html" xlink:type="simple">.onLoad</text:a></text:p>
          </table:table-cell>
          <table:table-cell office:value-type="string" calcext:value-type="string">
            <text:p>Hooks for Namespace Ev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hooks.html" xlink:type="simple">.onUnload</text:a></text:p>
          </table:table-cell>
          <table:table-cell office:value-type="string" calcext:value-type="string">
            <text:p>Hooks for Namespace Ev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ptions.html" xlink:type="simple">.Options</text:a></text:p>
          </table:table-cell>
          <table:table-cell office:value-type="string" calcext:value-type="string">
            <text:p>Options Sett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.OptRequireMethods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zpackages.html" xlink:type="simple">.packages</text:a></text:p>
          </table:table-cell>
          <table:table-cell office:value-type="string" calcext:value-type="string">
            <text:p>Listing of Pack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message.html" xlink:type="simple">.packageStartupMessage</text:a></text:p>
          </table:table-cell>
          <table:table-cell office:value-type="string" calcext:value-type="string">
            <text:p>Diagnostic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latform.html" xlink:type="simple">.Platform</text:a></text:p>
          </table:table-cell>
          <table:table-cell office:value-type="string" calcext:value-type="string">
            <text:p>Platform Specific Vari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etty.html" xlink:type="simple">.pretty</text:a></text:p>
          </table:table-cell>
          <table:table-cell office:value-type="string" calcext:value-type="string">
            <text:p>Pretty Break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rimitive.html" xlink:type="simple">.Primitive</text:a></text:p>
          </table:table-cell>
          <table:table-cell office:value-type="string" calcext:value-type="string">
            <text:p>Look Up a Primitive Fun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andom.html" xlink:type="simple">.Random.seed</text:a></text:p>
          </table:table-cell>
          <table:table-cell office:value-type="string" calcext:value-type="string">
            <text:p>Random Number Gen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.Renviron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earch.html" xlink:type="simple">.rmpkg</text:a></text:p>
          </table:table-cell>
          <table:table-cell office:value-type="string" calcext:value-type="string">
            <text:p>Give Search Path for R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row.html" xlink:type="simple">.row</text:a></text:p>
          </table:table-cell>
          <table:table-cell office:value-type="string" calcext:value-type="string">
            <text:p>Row Index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.rowMean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Sums.html" xlink:type="simple">.rowSums</text:a></text:p>
          </table:table-cell>
          <table:table-cell office:value-type="string" calcext:value-type="string">
            <text:p>Form Row and Column Sums and Me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tartup.html" xlink:type="simple">.Rprofile</text:a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3method.html" xlink:type="simple">.S3method</text:a></text:p>
          </table:table-cell>
          <table:table-cell office:value-type="string" calcext:value-type="string">
            <text:p>Register S3 Metho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InternalMethods.html" xlink:type="simple">.S3PrimitiveGenerics</text:a></text:p>
          </table:table-cell>
          <table:table-cell office:value-type="string" calcext:value-type="string">
            <text:p>Internal Generic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.signalSimpleWarning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zutils.html" xlink:type="simple">.standard_regexps</text:a></text:p>
          </table:table-cell>
          <table:table-cell office:value-type="string" calcext:value-type="string">
            <text:p>Miscellaneous Internal/Programming Utilit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mezones.html" xlink:type="simple">.sys.timezone</text:a></text:p>
          </table:table-cell>
          <table:table-cell office:value-type="string" calcext:value-type="string">
            <text:p>Time 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back.html" xlink:type="simple">.Traceback</text:a></text:p>
          </table:table-cell>
          <table:table-cell office:value-type="string" calcext:value-type="string">
            <text:p>Get and Print Call St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raceback.html" xlink:type="simple">.traceback</text:a></text:p>
          </table:table-cell>
          <table:table-cell office:value-type="string" calcext:value-type="string">
            <text:p>Get and Print Call St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nditions.html" xlink:type="simple">.tryResumeInterrupt</text:a></text:p>
          </table:table-cell>
          <table:table-cell office:value-type="string" calcext:value-type="string">
            <text:p>Condition Handling and Recov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userhooks.html" xlink:type="simple">.userHooksEnv</text:a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factor.html" xlink:type="simple">.valid.factor</text:a></text:p>
          </table:table-cell>
          <table:table-cell office:value-type="string" calcext:value-type="string">
            <text:p>Fa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.__H__.cbind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bind.html" xlink:type="simple">.__H__.rbind</text:a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/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/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Constants.html" xlink:type="simple">0x1</text:a></text:p>
          </table:table-cell>
          <table:table-cell office:value-type="string" calcext:value-type="string">
            <text:p>Numeric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Constants.html" xlink:type="simple">1i</text:a></text:p>
          </table:table-cell>
          <table:table-cell office:value-type="string" calcext:value-type="string">
            <text:p>Numeric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Constants.html" xlink:type="simple">1L</text:a></text:p>
          </table:table-cell>
          <table:table-cell office:value-type="string" calcext:value-type="string">
            <text:p>Numeric Consta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lon.html" xlink:type="simple">:</text:a></text:p>
          </table:table-cell>
          <table:table-cell office:value-type="string" calcext:value-type="string">
            <text:p>Colon Ope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dblcolon.html" xlink:type="simple">::</text:a></text:p>
          </table:table-cell>
          <table:table-cell office:value-type="string" calcext:value-type="string">
            <text:p>Double Colon and Triple Colon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s-dblcolon.html" xlink:type="simple">:::</text:a></text:p>
          </table:table-cell>
          <table:table-cell office:value-type="string" calcext:value-type="string">
            <text:p>Double Colon and Triple Colon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&lt;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&lt;-</text:a></text:p>
          </table:table-cell>
          <table:table-cell office:value-type="string" calcext:value-type="string">
            <text:p>Assignment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&lt;&lt;-</text:a></text:p>
          </table:table-cell>
          <table:table-cell office:value-type="string" calcext:value-type="string">
            <text:p>Assignment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&lt;=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signOps.html" xlink:type="simple">=</text:a></text:p>
          </table:table-cell>
          <table:table-cell office:value-type="string" calcext:value-type="string">
            <text:p>Assignment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==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&gt;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Comparison.html" xlink:type="simple">&gt;=</text:a></text:p>
          </table:table-cell>
          <table:table-cell office:value-type="string" calcext:value-type="string">
            <text:p>Relation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lotOp.html" xlink:type="simple">@</text:a></text:p>
          </table:table-cell>
          <table:table-cell office:value-type="string" calcext:value-type="string">
            <text:p>Extract or Replace A S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slotOp.html" xlink:type="simple">@&lt;-</text:a></text:p>
          </table:table-cell>
          <table:table-cell office:value-type="string" calcext:value-type="string">
            <text:p>Extract or Replace A S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sIs.html" xlink:type="simple">[.AsIs</text:a></text:p>
          </table:table-cell>
          <table:table-cell office:value-type="string" calcext:value-type="string">
            <text:p>Inhibit Interpretation/Conversion of 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data.frame.html" xlink:type="simple">[.data.frame</text:a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[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[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.Dlist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getLoadedDLLs.html" xlink:type="simple">[.DLLInfoList</text:a></text:p>
          </table:table-cell>
          <table:table-cell office:value-type="string" calcext:value-type="string">
            <text:p>Get DLLs Loaded in Current Ses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factor.html" xlink:type="simple">[.factor</text:a></text:p>
          </table:table-cell>
          <table:table-cell office:value-type="string" calcext:value-type="string">
            <text:p>Extract or Replace Parts of a 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[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.listof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oquote.html" xlink:type="simple">[.noquote</text:a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[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[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.simple.list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able.html" xlink:type="simple">[.table</text:a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warnings.html" xlink:type="simple">[.warnings</text:a></text:p>
          </table:table-cell>
          <table:table-cell office:value-type="string" calcext:value-type="string">
            <text:p>Print Warning Mess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&lt;-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data.frame.html" xlink:type="simple">[&lt;-.data.frame</text:a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[&lt;-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ifftime.html" xlink:type="simple">[&lt;-.difftime</text:a></text:p>
          </table:table-cell>
          <table:table-cell office:value-type="string" calcext:value-type="string">
            <text:p>Time Intervals / Diffe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factor.html" xlink:type="simple">[&lt;-.factor</text:a></text:p>
          </table:table-cell>
          <table:table-cell office:value-type="string" calcext:value-type="string">
            <text:p>Extract or Replace Parts of a 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[&lt;-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&lt;-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&lt;-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html" xlink:type="simple">[[</text:a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data.frame.html" xlink:type="simple">[[.data.frame</text:a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s.html" xlink:type="simple">[[.Date</text:a></text:p>
          </table:table-cell>
          <table:table-cell office:value-type="string" calcext:value-type="string">
            <text:p>Date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Extract.factor.html" xlink:type="simple">[[.factor</text:a></text:p>
          </table:table-cell>
          <table:table-cell office:value-type="string" calcext:value-type="string">
            <text:p>Extract or Replace Parts of a 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numeric_version.html" xlink:type="simple">[[.numeric_version</text:a></text:p>
          </table:table-cell>
          <table:table-cell office:value-type="string" calcext:value-type="string">
            <text:p>Numeric 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[.POSIXc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DateTimeClasses.html" xlink:type="simple">[[.POSIXlt</text:a></text:p>
          </table:table-cell>
          <table:table-cell office:value-type="string" calcext:value-type="string">
            <text:p>Date-Time Clas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Arithmetic.html" xlink:type="simple">^</text:a></text:p>
          </table:table-cell>
          <table:table-cell office:value-type="string" calcext:value-type="string">
            <text:p>Arithmetic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Quotes.html" xlink:type="simple">`</text:a></text:p>
          </table:table-cell>
          <table:table-cell office:value-type="string" calcext:value-type="string">
            <text:p>Qu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aren.html" xlink:type="simple">{</text:a></text:p>
          </table:table-cell>
          <table:table-cell office:value-type="string" calcext:value-type="string">
            <text:p>Parentheses and Bra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|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hexmode.html" xlink:type="simple">|.hexmode</text:a></text:p>
          </table:table-cell>
          <table:table-cell office:value-type="string" calcext:value-type="string">
            <text:p>Integer Numbers Displayed in Hexadeci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octmode.html" xlink:type="simple">|.octmode</text:a></text:p>
          </table:table-cell>
          <table:table-cell office:value-type="string" calcext:value-type="string">
            <text:p>Integer Numbers Displayed in Oc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pipeOp.html" xlink:type="simple">|&gt;</text:a></text:p>
          </table:table-cell>
          <table:table-cell office:value-type="string" calcext:value-type="string">
            <text:p>Forward Pipe Ope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Logic.html" xlink:type="simple">||</text:a></text:p>
          </table:table-cell>
          <table:table-cell office:value-type="string" calcext:value-type="string">
            <text:p>Logical Ope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file:///C:/Program%20Files/R/R-4.2.0/library/base/html/tilde.html" xlink:type="simple">~</text:a></text:p>
          </table:table-cell>
          <table:table-cell office:value-type="string" calcext:value-type="string">
            <text:p>Tilde Operator</text:p>
          </table:table-cell>
          <table:table-cell table:number-columns-repeated="2"/>
        </table:table-row>
      </table:table>
      <table:named-expressions>
        <table:named-range table:name="HTML_1" table:base-cell-address="$Sheet1.$A$1" table:cell-range-address="$Sheet1.$A$17:.$B$17"/>
        <table:named-range table:name="HTML_10" table:base-cell-address="$Sheet1.$A$1" table:cell-range-address="$Sheet1.$A$435:.$B$520"/>
        <table:named-range table:name="HTML_11" table:base-cell-address="$Sheet1.$A$1" table:cell-range-address="$Sheet1.$A$524:.$B$525"/>
        <table:named-range table:name="HTML_12" table:base-cell-address="$Sheet1.$A$1" table:cell-range-address="$Sheet1.$A$529:.$B$530"/>
        <table:named-range table:name="HTML_13" table:base-cell-address="$Sheet1.$A$1" table:cell-range-address="$Sheet1.$A$534:.$B$594"/>
        <table:named-range table:name="HTML_14" table:base-cell-address="$Sheet1.$A$1" table:cell-range-address="$Sheet1.$A$598:.$B$641"/>
        <table:named-range table:name="HTML_15" table:base-cell-address="$Sheet1.$A$1" table:cell-range-address="$Sheet1.$A$645:.$B$681"/>
        <table:named-range table:name="HTML_16" table:base-cell-address="$Sheet1.$A$1" table:cell-range-address="$Sheet1.$A$685:.$B$704"/>
        <table:named-range table:name="HTML_17" table:base-cell-address="$Sheet1.$A$1" table:cell-range-address="$Sheet1.$A$708:.$B$783"/>
        <table:named-range table:name="HTML_18" table:base-cell-address="$Sheet1.$A$1" table:cell-range-address="$Sheet1.$A$787:.$B$802"/>
        <table:named-range table:name="HTML_19" table:base-cell-address="$Sheet1.$A$1" table:cell-range-address="$Sheet1.$A$806:.$B$918"/>
        <table:named-range table:name="HTML_2" table:base-cell-address="$Sheet1.$A$1" table:cell-range-address="$Sheet1.$A$21:.$B$125"/>
        <table:named-range table:name="HTML_20" table:base-cell-address="$Sheet1.$A$1" table:cell-range-address="$Sheet1.$A$922:.$B$1072"/>
        <table:named-range table:name="HTML_21" table:base-cell-address="$Sheet1.$A$1" table:cell-range-address="$Sheet1.$A$1076:.$B$1121"/>
        <table:named-range table:name="HTML_22" table:base-cell-address="$Sheet1.$A$1" table:cell-range-address="$Sheet1.$A$1125:.$B$1149"/>
        <table:named-range table:name="HTML_23" table:base-cell-address="$Sheet1.$A$1" table:cell-range-address="$Sheet1.$A$1153:.$B$1158"/>
        <table:named-range table:name="HTML_24" table:base-cell-address="$Sheet1.$A$1" table:cell-range-address="$Sheet1.$A$1162:.$B$1180"/>
        <table:named-range table:name="HTML_25" table:base-cell-address="$Sheet1.$A$1" table:cell-range-address="$Sheet1.$A$1184:.$B$1187"/>
        <table:named-range table:name="HTML_26" table:base-cell-address="$Sheet1.$A$1" table:cell-range-address="$Sheet1.$A$1191:.$B$1191"/>
        <table:named-range table:name="HTML_27" table:base-cell-address="$Sheet1.$A$1" table:cell-range-address="$Sheet1.$A$1195:.$B$1378"/>
        <table:named-range table:name="HTML_3" table:base-cell-address="$Sheet1.$A$1" table:cell-range-address="$Sheet1.$A$129:.$B$161"/>
        <table:named-range table:name="HTML_4" table:base-cell-address="$Sheet1.$A$1" table:cell-range-address="$Sheet1.$A$165:.$B$240"/>
        <table:named-range table:name="HTML_5" table:base-cell-address="$Sheet1.$A$1" table:cell-range-address="$Sheet1.$A$244:.$B$295"/>
        <table:named-range table:name="HTML_6" table:base-cell-address="$Sheet1.$A$1" table:cell-range-address="$Sheet1.$A$299:.$B$327"/>
        <table:named-range table:name="HTML_7" table:base-cell-address="$Sheet1.$A$1" table:cell-range-address="$Sheet1.$A$331:.$B$385"/>
        <table:named-range table:name="HTML_8" table:base-cell-address="$Sheet1.$A$1" table:cell-range-address="$Sheet1.$A$389:.$B$426"/>
        <table:named-range table:name="HTML_9" table:base-cell-address="$Sheet1.$A$1" table:cell-range-address="$Sheet1.$A$430:.$B$431"/>
        <table:named-range table:name="HTML_all" table:base-cell-address="$Sheet1.$A$1" table:cell-range-address="$Sheet1.$A$1:.$B$137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R: The R Base Package</dc:title>
    <dc:date>2022-05-18T13:41:01.812000000</dc:date>
    <dc:creator>Gustavo De la Cruz-Aguero</dc:creator>
    <meta:editing-duration>PT29M38S</meta:editing-duration>
    <meta:editing-cycles>1</meta:editing-cycles>
    <meta:document-statistic meta:table-count="1" meta:cell-count="2706" meta:object-count="0"/>
    <meta:generator>LibreOffice/6.3.5.2$Windows_X86_64 LibreOffice_project/dd0751754f11728f69b42ee2af66670068624673</meta:generator>
    <meta:user-defined meta:name="viewport">width=device-width, initial-scale=1.0, user-scalable=yes</meta:user-defined>
  </office:meta>
</office:document-meta>
</file>